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9.2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code</text:p>
          </table:table-cell>
          <table:table-cell table:style-name="ce3" office:value-type="string">
            <text:p>name</text:p>
          </table:table-cell>
        </table:table-row>
        <table:table-row table:style-name="ro1">
          <table:table-cell office:value-type="float" office:value="15204820000">
            <text:p>15204820000</text:p>
          </table:table-cell>
          <table:table-cell table:formula="of:=INT([.A2]/1000000)*1000000" office:value-type="float" office:value="15204000000">
            <text:p>15204000000</text:p>
          </table:table-cell>
          <table:table-cell table:formula="of:=[.A2]/1000" office:value-type="float" office:value="15204820">
            <text:p>15204820</text:p>
          </table:table-cell>
          <table:table-cell office:value-type="string">
            <text:p>Городищенский сельсовет</text:p>
          </table:table-cell>
        </table:table-row>
        <table:table-row table:style-name="ro1">
          <table:table-cell office:value-type="float" office:value="15204828000">
            <text:p>15204828000</text:p>
          </table:table-cell>
          <table:table-cell table:formula="of:=INT([.A3]/1000000)*1000000" office:value-type="float" office:value="15204000000">
            <text:p>15204000000</text:p>
          </table:table-cell>
          <table:table-cell table:formula="of:=[.A3]/1000" office:value-type="float" office:value="15204828">
            <text:p>15204828</text:p>
          </table:table-cell>
          <table:table-cell office:value-type="string">
            <text:p>Краснинский сельсовет</text:p>
          </table:table-cell>
        </table:table-row>
        <table:table-row table:style-name="ro1">
          <table:table-cell office:value-type="float" office:value="15204843000">
            <text:p>15204843000</text:p>
          </table:table-cell>
          <table:table-cell table:formula="of:=INT([.A4]/1000000)*1000000" office:value-type="float" office:value="15204000000">
            <text:p>15204000000</text:p>
          </table:table-cell>
          <table:table-cell table:formula="of:=[.A4]/1000" office:value-type="float" office:value="15204843">
            <text:p>15204843</text:p>
          </table:table-cell>
          <table:table-cell office:value-type="string">
            <text:p>Турищевский сельсовет</text:p>
          </table:table-cell>
        </table:table-row>
        <table:table-row table:style-name="ro1">
          <table:table-cell office:value-type="float" office:value="15204844000">
            <text:p>15204844000</text:p>
          </table:table-cell>
          <table:table-cell table:formula="of:=INT([.A5]/1000000)*1000000" office:value-type="float" office:value="15204000000">
            <text:p>15204000000</text:p>
          </table:table-cell>
          <table:table-cell table:formula="of:=[.A5]/1000" office:value-type="float" office:value="15204844">
            <text:p>15204844</text:p>
          </table:table-cell>
          <table:table-cell office:value-type="string">
            <text:p>Хотеевский сельсовет</text:p>
          </table:table-cell>
        </table:table-row>
        <table:table-row table:style-name="ro1">
          <table:table-cell office:value-type="float" office:value="15204848000">
            <text:p>15204848000</text:p>
          </table:table-cell>
          <table:table-cell table:formula="of:=INT([.A6]/1000000)*1000000" office:value-type="float" office:value="15204000000">
            <text:p>15204000000</text:p>
          </table:table-cell>
          <table:table-cell table:formula="of:=[.A6]/1000" office:value-type="float" office:value="15204848">
            <text:p>15204848</text:p>
          </table:table-cell>
          <table:table-cell office:value-type="string">
            <text:p>Чаянский сельсовет</text:p>
          </table:table-cell>
        </table:table-row>
        <table:table-row table:style-name="ro1">
          <table:table-cell office:value-type="float" office:value="15210806000">
            <text:p>15210806000</text:p>
          </table:table-cell>
          <table:table-cell table:formula="of:=INT([.A7]/1000000)*1000000" office:value-type="float" office:value="15210000000">
            <text:p>15210000000</text:p>
          </table:table-cell>
          <table:table-cell table:formula="of:=[.A7]/1000" office:value-type="float" office:value="15210806">
            <text:p>15210806</text:p>
          </table:table-cell>
          <table:table-cell office:value-type="string">
            <text:p>Городецкий сельсовет</text:p>
          </table:table-cell>
        </table:table-row>
        <table:table-row table:style-name="ro1">
          <table:table-cell office:value-type="float" office:value="15210818000">
            <text:p>15210818000</text:p>
          </table:table-cell>
          <table:table-cell table:formula="of:=INT([.A8]/1000000)*1000000" office:value-type="float" office:value="15210000000">
            <text:p>15210000000</text:p>
          </table:table-cell>
          <table:table-cell table:formula="of:=[.A8]/1000" office:value-type="float" office:value="15210818">
            <text:p>15210818</text:p>
          </table:table-cell>
          <table:table-cell office:value-type="string">
            <text:p>Краснорогский сельсовет</text:p>
          </table:table-cell>
        </table:table-row>
        <table:table-row table:style-name="ro1">
          <table:table-cell office:value-type="float" office:value="15210828000">
            <text:p>15210828000</text:p>
          </table:table-cell>
          <table:table-cell table:formula="of:=INT([.A9]/1000000)*1000000" office:value-type="float" office:value="15210000000">
            <text:p>15210000000</text:p>
          </table:table-cell>
          <table:table-cell table:formula="of:=[.A9]/1000" office:value-type="float" office:value="15210828">
            <text:p>15210828</text:p>
          </table:table-cell>
          <table:table-cell office:value-type="string">
            <text:p>Малфинский сельсовет</text:p>
          </table:table-cell>
        </table:table-row>
        <table:table-row table:style-name="ro1">
          <table:table-cell office:value-type="float" office:value="15210840000">
            <text:p>15210840000</text:p>
          </table:table-cell>
          <table:table-cell table:formula="of:=INT([.A10]/1000000)*1000000" office:value-type="float" office:value="15210000000">
            <text:p>15210000000</text:p>
          </table:table-cell>
          <table:table-cell table:formula="of:=[.A10]/1000" office:value-type="float" office:value="15210840">
            <text:p>15210840</text:p>
          </table:table-cell>
          <table:table-cell office:value-type="string">
            <text:p>Сосновоболотский сельсовет</text:p>
          </table:table-cell>
        </table:table-row>
        <table:table-row table:style-name="ro1">
          <table:table-cell office:value-type="float" office:value="15210846000">
            <text:p>15210846000</text:p>
          </table:table-cell>
          <table:table-cell table:formula="of:=INT([.A11]/1000000)*1000000" office:value-type="float" office:value="15210000000">
            <text:p>15210000000</text:p>
          </table:table-cell>
          <table:table-cell table:formula="of:=[.A11]/1000" office:value-type="float" office:value="15210846">
            <text:p>15210846</text:p>
          </table:table-cell>
          <table:table-cell office:value-type="string">
            <text:p>Уручьенский сельсовет</text:p>
          </table:table-cell>
        </table:table-row>
        <table:table-row table:style-name="ro1">
          <table:table-cell office:value-type="float" office:value="15211815000">
            <text:p>15211815000</text:p>
          </table:table-cell>
          <table:table-cell table:formula="of:=INT([.A12]/1000000)*1000000" office:value-type="float" office:value="15211000000">
            <text:p>15211000000</text:p>
          </table:table-cell>
          <table:table-cell table:formula="of:=[.A12]/1000" office:value-type="float" office:value="15211815">
            <text:p>15211815</text:p>
          </table:table-cell>
          <table:table-cell table:style-name="ce4" office:value-type="string">
            <text:p>Завод-Корецкий сельсовет</text:p>
          </table:table-cell>
        </table:table-row>
        <table:table-row table:style-name="ro1">
          <table:table-cell office:value-type="float" office:value="15211825000">
            <text:p>15211825000</text:p>
          </table:table-cell>
          <table:table-cell table:formula="of:=INT([.A13]/1000000)*1000000" office:value-type="float" office:value="15211000000">
            <text:p>15211000000</text:p>
          </table:table-cell>
          <table:table-cell table:formula="of:=[.A13]/1000" office:value-type="float" office:value="15211825">
            <text:p>15211825</text:p>
          </table:table-cell>
          <table:table-cell office:value-type="string">
            <text:p>Казаричский сельсовет</text:p>
          </table:table-cell>
        </table:table-row>
        <table:table-row table:style-name="ro1">
          <table:table-cell office:value-type="float" office:value="15211828000">
            <text:p>15211828000</text:p>
          </table:table-cell>
          <table:table-cell table:formula="of:=INT([.A14]/1000000)*1000000" office:value-type="float" office:value="15211000000">
            <text:p>15211000000</text:p>
          </table:table-cell>
          <table:table-cell table:formula="of:=[.A14]/1000" office:value-type="float" office:value="15211828">
            <text:p>15211828</text:p>
          </table:table-cell>
          <table:table-cell office:value-type="string">
            <text:p>Кожановский сельсовет</text:p>
          </table:table-cell>
        </table:table-row>
        <table:table-row table:style-name="ro1">
          <table:table-cell office:value-type="float" office:value="15211848000">
            <text:p>15211848000</text:p>
          </table:table-cell>
          <table:table-cell table:formula="of:=INT([.A15]/1000000)*1000000" office:value-type="float" office:value="15211000000">
            <text:p>15211000000</text:p>
          </table:table-cell>
          <table:table-cell table:formula="of:=[.A15]/1000" office:value-type="float" office:value="15211848">
            <text:p>15211848</text:p>
          </table:table-cell>
          <table:table-cell office:value-type="string">
            <text:p>Смяльчский сельсовет</text:p>
          </table:table-cell>
        </table:table-row>
        <table:table-row table:style-name="ro1">
          <table:table-cell office:value-type="float" office:value="15211850000">
            <text:p>15211850000</text:p>
          </table:table-cell>
          <table:table-cell table:formula="of:=INT([.A16]/1000000)*1000000" office:value-type="float" office:value="15211000000">
            <text:p>15211000000</text:p>
          </table:table-cell>
          <table:table-cell table:formula="of:=[.A16]/1000" office:value-type="float" office:value="15211850">
            <text:p>15211850</text:p>
          </table:table-cell>
          <table:table-cell office:value-type="string">
            <text:p>Староновицкий сельсовет</text:p>
          </table:table-cell>
        </table:table-row>
        <table:table-row table:style-name="ro1">
          <table:table-cell office:value-type="float" office:value="15211852000">
            <text:p>15211852000</text:p>
          </table:table-cell>
          <table:table-cell table:formula="of:=INT([.A17]/1000000)*1000000" office:value-type="float" office:value="15211000000">
            <text:p>15211000000</text:p>
          </table:table-cell>
          <table:table-cell table:formula="of:=[.A17]/1000" office:value-type="float" office:value="15211852">
            <text:p>15211852</text:p>
          </table:table-cell>
          <table:table-cell office:value-type="string">
            <text:p>Старополонский сельсовет</text:p>
          </table:table-cell>
        </table:table-row>
        <table:table-row table:style-name="ro1">
          <table:table-cell office:value-type="float" office:value="15211855000">
            <text:p>15211855000</text:p>
          </table:table-cell>
          <table:table-cell table:formula="of:=INT([.A18]/1000000)*1000000" office:value-type="float" office:value="15211000000">
            <text:p>15211000000</text:p>
          </table:table-cell>
          <table:table-cell table:formula="of:=[.A18]/1000" office:value-type="float" office:value="15211855">
            <text:p>15211855</text:p>
          </table:table-cell>
          <table:table-cell office:value-type="string">
            <text:p>Струговобудский сельсовет</text:p>
          </table:table-cell>
        </table:table-row>
        <table:table-row table:style-name="ro1">
          <table:table-cell office:value-type="float" office:value="15211872000">
            <text:p>15211872000</text:p>
          </table:table-cell>
          <table:table-cell table:formula="of:=INT([.A19]/1000000)*1000000" office:value-type="float" office:value="15211000000">
            <text:p>15211000000</text:p>
          </table:table-cell>
          <table:table-cell table:formula="of:=[.A19]/1000" office:value-type="float" office:value="15211872">
            <text:p>15211872</text:p>
          </table:table-cell>
          <table:table-cell office:value-type="string">
            <text:p>Ямновский сельсовет</text:p>
          </table:table-cell>
        </table:table-row>
        <table:table-row table:style-name="ro1">
          <table:table-cell office:value-type="float" office:value="15212816000">
            <text:p>15212816000</text:p>
          </table:table-cell>
          <table:table-cell table:formula="of:=INT([.A20]/1000000)*1000000" office:value-type="float" office:value="15212000000">
            <text:p>15212000000</text:p>
          </table:table-cell>
          <table:table-cell table:formula="of:=[.A20]/1000" office:value-type="float" office:value="15212816">
            <text:p>15212816</text:p>
          </table:table-cell>
          <table:table-cell office:value-type="string">
            <text:p>Давыдченский сельсовет</text:p>
          </table:table-cell>
        </table:table-row>
        <table:table-row table:style-name="ro1">
          <table:table-cell office:value-type="float" office:value="15212820000">
            <text:p>15212820000</text:p>
          </table:table-cell>
          <table:table-cell table:formula="of:=INT([.A21]/1000000)*1000000" office:value-type="float" office:value="15212000000">
            <text:p>15212000000</text:p>
          </table:table-cell>
          <table:table-cell table:formula="of:=[.A21]/1000" office:value-type="float" office:value="15212820">
            <text:p>15212820</text:p>
          </table:table-cell>
          <table:table-cell office:value-type="string">
            <text:p>Мареевский сельсовет</text:p>
          </table:table-cell>
        </table:table-row>
        <table:table-row table:style-name="ro1">
          <table:table-cell office:value-type="float" office:value="15212824000">
            <text:p>15212824000</text:p>
          </table:table-cell>
          <table:table-cell table:formula="of:=INT([.A22]/1000000)*1000000" office:value-type="float" office:value="15212000000">
            <text:p>15212000000</text:p>
          </table:table-cell>
          <table:table-cell table:formula="of:=[.A22]/1000" office:value-type="float" office:value="15212824">
            <text:p>15212824</text:p>
          </table:table-cell>
          <table:table-cell office:value-type="string">
            <text:p>Немерский сельсовет</text:p>
          </table:table-cell>
        </table:table-row>
        <table:table-row table:style-name="ro1">
          <table:table-cell office:value-type="float" office:value="15212844000">
            <text:p>15212844000</text:p>
          </table:table-cell>
          <table:table-cell table:formula="of:=INT([.A23]/1000000)*1000000" office:value-type="float" office:value="15212000000">
            <text:p>15212000000</text:p>
          </table:table-cell>
          <table:table-cell table:formula="of:=[.A23]/1000" office:value-type="float" office:value="15212844">
            <text:p>15212844</text:p>
          </table:table-cell>
          <table:table-cell office:value-type="string">
            <text:p>Серпеевский сельсовет</text:p>
          </table:table-cell>
        </table:table-row>
        <table:table-row table:style-name="ro1">
          <table:table-cell office:value-type="float" office:value="15216812000">
            <text:p>15216812000</text:p>
          </table:table-cell>
          <table:table-cell table:formula="of:=INT([.A24]/1000000)*1000000" office:value-type="float" office:value="15216000000">
            <text:p>15216000000</text:p>
          </table:table-cell>
          <table:table-cell table:formula="of:=[.A24]/1000" office:value-type="float" office:value="15216812">
            <text:p>15216812</text:p>
          </table:table-cell>
          <table:table-cell office:value-type="string">
            <text:p>Будочковский сельсовет</text:p>
          </table:table-cell>
        </table:table-row>
        <table:table-row table:style-name="ro1">
          <table:table-cell office:value-type="float" office:value="15216824000">
            <text:p>15216824000</text:p>
          </table:table-cell>
          <table:table-cell table:formula="of:=INT([.A25]/1000000)*1000000" office:value-type="float" office:value="15216000000">
            <text:p>15216000000</text:p>
          </table:table-cell>
          <table:table-cell table:formula="of:=[.A25]/1000" office:value-type="float" office:value="15216824">
            <text:p>15216824</text:p>
          </table:table-cell>
          <table:table-cell office:value-type="string">
            <text:p>Псурский сельсовет</text:p>
          </table:table-cell>
        </table:table-row>
        <table:table-row table:style-name="ro1">
          <table:table-cell office:value-type="float" office:value="15216828000">
            <text:p>15216828000</text:p>
          </table:table-cell>
          <table:table-cell table:formula="of:=INT([.A26]/1000000)*1000000" office:value-type="float" office:value="15216000000">
            <text:p>15216000000</text:p>
          </table:table-cell>
          <table:table-cell table:formula="of:=[.A26]/1000" office:value-type="float" office:value="15216828">
            <text:p>15216828</text:p>
          </table:table-cell>
          <table:table-cell office:value-type="string">
            <text:p>Сельцовский сельсовет</text:p>
          </table:table-cell>
        </table:table-row>
        <table:table-row table:style-name="ro1">
          <table:table-cell office:value-type="float" office:value="15220807000">
            <text:p>15220807000</text:p>
          </table:table-cell>
          <table:table-cell table:formula="of:=INT([.A27]/1000000)*1000000" office:value-type="float" office:value="15220000000">
            <text:p>15220000000</text:p>
          </table:table-cell>
          <table:table-cell table:formula="of:=[.A27]/1000" office:value-type="float" office:value="15220807">
            <text:p>15220807</text:p>
          </table:table-cell>
          <table:table-cell office:value-type="string">
            <text:p>Высокский сельсовет</text:p>
          </table:table-cell>
        </table:table-row>
        <table:table-row table:style-name="ro1">
          <table:table-cell office:value-type="float" office:value="15220810000">
            <text:p>15220810000</text:p>
          </table:table-cell>
          <table:table-cell table:formula="of:=INT([.A28]/1000000)*1000000" office:value-type="float" office:value="15220000000">
            <text:p>15220000000</text:p>
          </table:table-cell>
          <table:table-cell table:formula="of:=[.A28]/1000" office:value-type="float" office:value="15220810">
            <text:p>15220810</text:p>
          </table:table-cell>
          <table:table-cell office:value-type="string">
            <text:p>Горицкий сельсовет</text:p>
          </table:table-cell>
        </table:table-row>
        <table:table-row table:style-name="ro1">
          <table:table-cell office:value-type="float" office:value="15220820000">
            <text:p>15220820000</text:p>
          </table:table-cell>
          <table:table-cell table:formula="of:=INT([.A29]/1000000)*1000000" office:value-type="float" office:value="15220000000">
            <text:p>15220000000</text:p>
          </table:table-cell>
          <table:table-cell table:formula="of:=[.A29]/1000" office:value-type="float" office:value="15220820">
            <text:p>15220820</text:p>
          </table:table-cell>
          <table:table-cell office:value-type="string">
            <text:p>Кульневский сельсовет</text:p>
          </table:table-cell>
        </table:table-row>
        <table:table-row table:style-name="ro1">
          <table:table-cell office:value-type="float" office:value="15220823000">
            <text:p>15220823000</text:p>
          </table:table-cell>
          <table:table-cell table:formula="of:=INT([.A30]/1000000)*1000000" office:value-type="float" office:value="15220000000">
            <text:p>15220000000</text:p>
          </table:table-cell>
          <table:table-cell table:formula="of:=[.A30]/1000" office:value-type="float" office:value="15220823">
            <text:p>15220823</text:p>
          </table:table-cell>
          <table:table-cell office:value-type="string">
            <text:p>Княвичский сельсовет</text:p>
          </table:table-cell>
        </table:table-row>
        <table:table-row table:style-name="ro1">
          <table:table-cell office:value-type="float" office:value="15220830000">
            <text:p>15220830000</text:p>
          </table:table-cell>
          <table:table-cell table:formula="of:=INT([.A31]/1000000)*1000000" office:value-type="float" office:value="15220000000">
            <text:p>15220000000</text:p>
          </table:table-cell>
          <table:table-cell table:formula="of:=[.A31]/1000" office:value-type="float" office:value="15220830">
            <text:p>15220830</text:p>
          </table:table-cell>
          <table:table-cell office:value-type="string">
            <text:p>Норинский сельсовет</text:p>
          </table:table-cell>
        </table:table-row>
        <table:table-row table:style-name="ro1">
          <table:table-cell office:value-type="float" office:value="15220834000">
            <text:p>15220834000</text:p>
          </table:table-cell>
          <table:table-cell table:formula="of:=INT([.A32]/1000000)*1000000" office:value-type="float" office:value="15220000000">
            <text:p>15220000000</text:p>
          </table:table-cell>
          <table:table-cell table:formula="of:=[.A32]/1000" office:value-type="float" office:value="15220834">
            <text:p>15220834</text:p>
          </table:table-cell>
          <table:table-cell office:value-type="string">
            <text:p>Савлуковский сельсовет</text:p>
          </table:table-cell>
        </table:table-row>
        <table:table-row table:style-name="ro1">
          <table:table-cell office:value-type="float" office:value="15220840000">
            <text:p>15220840000</text:p>
          </table:table-cell>
          <table:table-cell table:formula="of:=INT([.A33]/1000000)*1000000" office:value-type="float" office:value="15220000000">
            <text:p>15220000000</text:p>
          </table:table-cell>
          <table:table-cell table:formula="of:=[.A33]/1000" office:value-type="float" office:value="15220840">
            <text:p>15220840</text:p>
          </table:table-cell>
          <table:table-cell office:value-type="string">
            <text:p>Страшевичский сельсовет</text:p>
          </table:table-cell>
        </table:table-row>
        <table:table-row table:style-name="ro1">
          <table:table-cell office:value-type="float" office:value="15222804000">
            <text:p>15222804000</text:p>
          </table:table-cell>
          <table:table-cell table:formula="of:=INT([.A34]/1000000)*1000000" office:value-type="float" office:value="15222000000">
            <text:p>15222000000</text:p>
          </table:table-cell>
          <table:table-cell table:formula="of:=[.A34]/1000" office:value-type="float" office:value="15222804">
            <text:p>15222804</text:p>
          </table:table-cell>
          <table:table-cell office:value-type="string">
            <text:p>Быковичский сельсовет</text:p>
          </table:table-cell>
        </table:table-row>
        <table:table-row table:style-name="ro1">
          <table:table-cell office:value-type="float" office:value="15222820000">
            <text:p>15222820000</text:p>
          </table:table-cell>
          <table:table-cell table:formula="of:=INT([.A35]/1000000)*1000000" office:value-type="float" office:value="15222000000">
            <text:p>15222000000</text:p>
          </table:table-cell>
          <table:table-cell table:formula="of:=[.A35]/1000" office:value-type="float" office:value="15222820">
            <text:p>15222820</text:p>
          </table:table-cell>
          <table:table-cell office:value-type="string">
            <text:p>Косиловский сельсовет</text:p>
          </table:table-cell>
        </table:table-row>
        <table:table-row table:style-name="ro1">
          <table:table-cell office:value-type="float" office:value="15222840000">
            <text:p>15222840000</text:p>
          </table:table-cell>
          <table:table-cell table:formula="of:=INT([.A36]/1000000)*1000000" office:value-type="float" office:value="15222000000">
            <text:p>15222000000</text:p>
          </table:table-cell>
          <table:table-cell table:formula="of:=[.A36]/1000" office:value-type="float" office:value="15222840">
            <text:p>15222840</text:p>
          </table:table-cell>
          <table:table-cell office:value-type="string">
            <text:p>Олсуфьевский сельсовет</text:p>
          </table:table-cell>
        </table:table-row>
        <table:table-row table:style-name="ro1">
          <table:table-cell office:value-type="float" office:value="15223812000">
            <text:p>15223812000</text:p>
          </table:table-cell>
          <table:table-cell table:formula="of:=INT([.A37]/1000000)*1000000" office:value-type="float" office:value="15223000000">
            <text:p>15223000000</text:p>
          </table:table-cell>
          <table:table-cell table:formula="of:=[.A37]/1000" office:value-type="float" office:value="15223812">
            <text:p>15223812</text:p>
          </table:table-cell>
          <table:table-cell office:value-type="string">
            <text:p>Добродеевский сельсовет</text:p>
          </table:table-cell>
        </table:table-row>
        <table:table-row table:style-name="ro1">
          <table:table-cell office:value-type="float" office:value="15223822000">
            <text:p>15223822000</text:p>
          </table:table-cell>
          <table:table-cell table:formula="of:=INT([.A38]/1000000)*1000000" office:value-type="float" office:value="15223000000">
            <text:p>15223000000</text:p>
          </table:table-cell>
          <table:table-cell table:formula="of:=[.A38]/1000" office:value-type="float" office:value="15223822">
            <text:p>15223822</text:p>
          </table:table-cell>
          <table:table-cell office:value-type="string">
            <text:p>Карпиловский сельсовет</text:p>
          </table:table-cell>
        </table:table-row>
        <table:table-row table:style-name="ro1">
          <table:table-cell office:value-type="float" office:value="15223824000">
            <text:p>15223824000</text:p>
          </table:table-cell>
          <table:table-cell table:formula="of:=INT([.A39]/1000000)*1000000" office:value-type="float" office:value="15223000000">
            <text:p>15223000000</text:p>
          </table:table-cell>
          <table:table-cell table:formula="of:=[.A39]/1000" office:value-type="float" office:value="15223824">
            <text:p>15223824</text:p>
          </table:table-cell>
          <table:table-cell office:value-type="string">
            <text:p>Кожановский сельсовет</text:p>
          </table:table-cell>
        </table:table-row>
        <table:table-row table:style-name="ro1">
          <table:table-cell office:value-type="float" office:value="15223826000">
            <text:p>15223826000</text:p>
          </table:table-cell>
          <table:table-cell table:formula="of:=INT([.A40]/1000000)*1000000" office:value-type="float" office:value="15223000000">
            <text:p>15223000000</text:p>
          </table:table-cell>
          <table:table-cell table:formula="of:=[.A40]/1000" office:value-type="float" office:value="15223826">
            <text:p>15223826</text:p>
          </table:table-cell>
          <table:table-cell office:value-type="string">
            <text:p>Лысывский сельсовет</text:p>
          </table:table-cell>
        </table:table-row>
        <table:table-row table:style-name="ro1">
          <table:table-cell office:value-type="float" office:value="15223827000">
            <text:p>15223827000</text:p>
          </table:table-cell>
          <table:table-cell table:formula="of:=INT([.A41]/1000000)*1000000" office:value-type="float" office:value="15223000000">
            <text:p>15223000000</text:p>
          </table:table-cell>
          <table:table-cell table:formula="of:=[.A41]/1000" office:value-type="float" office:value="15223827">
            <text:p>15223827</text:p>
          </table:table-cell>
          <table:table-cell office:value-type="string">
            <text:p>Малощербиничский сельсовет</text:p>
          </table:table-cell>
        </table:table-row>
        <table:table-row table:style-name="ro1">
          <table:table-cell office:value-type="float" office:value="15224804000">
            <text:p>15224804000</text:p>
          </table:table-cell>
          <table:table-cell table:formula="of:=INT([.A42]/1000000)*1000000" office:value-type="float" office:value="15224000000">
            <text:p>15224000000</text:p>
          </table:table-cell>
          <table:table-cell table:formula="of:=[.A42]/1000" office:value-type="float" office:value="15224804">
            <text:p>15224804</text:p>
          </table:table-cell>
          <table:table-cell office:value-type="string">
            <text:p>Бережанский сельсовет</text:p>
          </table:table-cell>
        </table:table-row>
        <table:table-row table:style-name="ro1">
          <table:table-cell office:value-type="float" office:value="15224824000">
            <text:p>15224824000</text:p>
          </table:table-cell>
          <table:table-cell table:formula="of:=INT([.A43]/1000000)*1000000" office:value-type="float" office:value="15224000000">
            <text:p>15224000000</text:p>
          </table:table-cell>
          <table:table-cell table:formula="of:=[.A43]/1000" office:value-type="float" office:value="15224824">
            <text:p>15224824</text:p>
          </table:table-cell>
          <table:table-cell office:value-type="string">
            <text:p>Мальтинский сельсовет</text:p>
          </table:table-cell>
        </table:table-row>
        <table:table-row table:style-name="ro1">
          <table:table-cell office:value-type="float" office:value="15224836000">
            <text:p>15224836000</text:p>
          </table:table-cell>
          <table:table-cell table:formula="of:=INT([.A44]/1000000)*1000000" office:value-type="float" office:value="15224000000">
            <text:p>15224000000</text:p>
          </table:table-cell>
          <table:table-cell table:formula="of:=[.A44]/1000" office:value-type="float" office:value="15224836">
            <text:p>15224836</text:p>
          </table:table-cell>
          <table:table-cell office:value-type="string">
            <text:p>Первомайский сельсовет</text:p>
          </table:table-cell>
        </table:table-row>
        <table:table-row table:style-name="ro1">
          <table:table-cell office:value-type="float" office:value="15224840000">
            <text:p>15224840000</text:p>
          </table:table-cell>
          <table:table-cell table:formula="of:=INT([.A45]/1000000)*1000000" office:value-type="float" office:value="15224000000">
            <text:p>15224000000</text:p>
          </table:table-cell>
          <table:table-cell table:formula="of:=[.A45]/1000" office:value-type="float" office:value="15224840">
            <text:p>15224840</text:p>
          </table:table-cell>
          <table:table-cell office:value-type="string">
            <text:p>Петровский сельсовет</text:p>
          </table:table-cell>
        </table:table-row>
        <table:table-row table:style-name="ro1">
          <table:table-cell office:value-type="float" office:value="15224848000">
            <text:p>15224848000</text:p>
          </table:table-cell>
          <table:table-cell table:formula="of:=INT([.A46]/1000000)*1000000" office:value-type="float" office:value="15224000000">
            <text:p>15224000000</text:p>
          </table:table-cell>
          <table:table-cell table:formula="of:=[.A46]/1000" office:value-type="float" office:value="15224848">
            <text:p>15224848</text:p>
          </table:table-cell>
          <table:table-cell office:value-type="string">
            <text:p>Руженский сельсовет</text:p>
          </table:table-cell>
        </table:table-row>
        <table:table-row table:style-name="ro1">
          <table:table-cell office:value-type="float" office:value="15224852000">
            <text:p>15224852000</text:p>
          </table:table-cell>
          <table:table-cell table:formula="of:=INT([.A47]/1000000)*1000000" office:value-type="float" office:value="15224000000">
            <text:p>15224000000</text:p>
          </table:table-cell>
          <table:table-cell table:formula="of:=[.A47]/1000" office:value-type="float" office:value="15224852">
            <text:p>15224852</text:p>
          </table:table-cell>
          <table:table-cell office:value-type="string">
            <text:p>Трыковский сельсовет</text:p>
          </table:table-cell>
        </table:table-row>
        <table:table-row table:style-name="ro1">
          <table:table-cell office:value-type="float" office:value="15226808000">
            <text:p>15226808000</text:p>
          </table:table-cell>
          <table:table-cell table:formula="of:=INT([.A48]/1000000)*1000000" office:value-type="float" office:value="15226000000">
            <text:p>15226000000</text:p>
          </table:table-cell>
          <table:table-cell table:formula="of:=[.A48]/1000" office:value-type="float" office:value="15226808">
            <text:p>15226808</text:p>
          </table:table-cell>
          <table:table-cell office:value-type="string">
            <text:p>Алексеевский сельсовет</text:p>
          </table:table-cell>
        </table:table-row>
        <table:table-row table:style-name="ro1">
          <table:table-cell office:value-type="float" office:value="15226816000">
            <text:p>15226816000</text:p>
          </table:table-cell>
          <table:table-cell table:formula="of:=INT([.A49]/1000000)*1000000" office:value-type="float" office:value="15226000000">
            <text:p>15226000000</text:p>
          </table:table-cell>
          <table:table-cell table:formula="of:=[.A49]/1000" office:value-type="float" office:value="15226816">
            <text:p>15226816</text:p>
          </table:table-cell>
          <table:table-cell office:value-type="string">
            <text:p>Болотнянский сельсовет</text:p>
          </table:table-cell>
        </table:table-row>
        <table:table-row table:style-name="ro1">
          <table:table-cell office:value-type="float" office:value="15226820000">
            <text:p>15226820000</text:p>
          </table:table-cell>
          <table:table-cell table:formula="of:=INT([.A50]/1000000)*1000000" office:value-type="float" office:value="15226000000">
            <text:p>15226000000</text:p>
          </table:table-cell>
          <table:table-cell table:formula="of:=[.A50]/1000" office:value-type="float" office:value="15226820">
            <text:p>15226820</text:p>
          </table:table-cell>
          <table:table-cell office:value-type="string">
            <text:p>Каменецкий сельсовет</text:p>
          </table:table-cell>
        </table:table-row>
        <table:table-row table:style-name="ro1">
          <table:table-cell office:value-type="float" office:value="15226822000">
            <text:p>15226822000</text:p>
          </table:table-cell>
          <table:table-cell table:formula="of:=INT([.A51]/1000000)*1000000" office:value-type="float" office:value="15226000000">
            <text:p>15226000000</text:p>
          </table:table-cell>
          <table:table-cell table:formula="of:=[.A51]/1000" office:value-type="float" office:value="15226822">
            <text:p>15226822</text:p>
          </table:table-cell>
          <table:table-cell office:value-type="string">
            <text:p>Коршевский сельсовет</text:p>
          </table:table-cell>
        </table:table-row>
        <table:table-row table:style-name="ro1">
          <table:table-cell office:value-type="float" office:value="15226836000">
            <text:p>15226836000</text:p>
          </table:table-cell>
          <table:table-cell table:formula="of:=INT([.A52]/1000000)*1000000" office:value-type="float" office:value="15226000000">
            <text:p>15226000000</text:p>
          </table:table-cell>
          <table:table-cell table:formula="of:=[.A52]/1000" office:value-type="float" office:value="15226836">
            <text:p>15226836</text:p>
          </table:table-cell>
          <table:table-cell office:value-type="string">
            <text:p>Новотроицкий сельсовет</text:p>
          </table:table-cell>
        </table:table-row>
        <table:table-row table:style-name="ro1">
          <table:table-cell office:value-type="float" office:value="15226840000">
            <text:p>15226840000</text:p>
          </table:table-cell>
          <table:table-cell table:formula="of:=INT([.A53]/1000000)*1000000" office:value-type="float" office:value="15226000000">
            <text:p>15226000000</text:p>
          </table:table-cell>
          <table:table-cell table:formula="of:=[.A53]/1000" office:value-type="float" office:value="15226840">
            <text:p>15226840</text:p>
          </table:table-cell>
          <table:table-cell office:value-type="string">
            <text:p>Осиновский сельсовет</text:p>
          </table:table-cell>
        </table:table-row>
        <table:table-row table:style-name="ro1">
          <table:table-cell office:value-type="float" office:value="15226844000">
            <text:p>15226844000</text:p>
          </table:table-cell>
          <table:table-cell table:formula="of:=INT([.A54]/1000000)*1000000" office:value-type="float" office:value="15226000000">
            <text:p>15226000000</text:p>
          </table:table-cell>
          <table:table-cell table:formula="of:=[.A54]/1000" office:value-type="float" office:value="15226844">
            <text:p>15226844</text:p>
          </table:table-cell>
          <table:table-cell office:value-type="string">
            <text:p>Павлинский сельсовет</text:p>
          </table:table-cell>
        </table:table-row>
        <table:table-row table:style-name="ro1">
          <table:table-cell office:value-type="float" office:value="15226848000">
            <text:p>15226848000</text:p>
          </table:table-cell>
          <table:table-cell table:formula="of:=INT([.A55]/1000000)*1000000" office:value-type="float" office:value="15226000000">
            <text:p>15226000000</text:p>
          </table:table-cell>
          <table:table-cell table:formula="of:=[.A55]/1000" office:value-type="float" office:value="15226848">
            <text:p>15226848</text:p>
          </table:table-cell>
          <table:table-cell office:value-type="string">
            <text:p>Семиричский сельсовет</text:p>
          </table:table-cell>
        </table:table-row>
        <table:table-row table:style-name="ro1">
          <table:table-cell office:value-type="float" office:value="15226850000">
            <text:p>15226850000</text:p>
          </table:table-cell>
          <table:table-cell table:formula="of:=INT([.A56]/1000000)*1000000" office:value-type="float" office:value="15226000000">
            <text:p>15226000000</text:p>
          </table:table-cell>
          <table:table-cell table:formula="of:=[.A56]/1000" office:value-type="float" office:value="15226850">
            <text:p>15226850</text:p>
          </table:table-cell>
          <table:table-cell office:value-type="string">
            <text:p>Старомармазовский сельсовет</text:p>
          </table:table-cell>
        </table:table-row>
        <table:table-row table:style-name="ro1">
          <table:table-cell office:value-type="float" office:value="15226852000">
            <text:p>15226852000</text:p>
          </table:table-cell>
          <table:table-cell table:formula="of:=INT([.A57]/1000000)*1000000" office:value-type="float" office:value="15226000000">
            <text:p>15226000000</text:p>
          </table:table-cell>
          <table:table-cell table:formula="of:=[.A57]/1000" office:value-type="float" office:value="15226852">
            <text:p>15226852</text:p>
          </table:table-cell>
          <table:table-cell office:value-type="string">
            <text:p>Харитоновский сельсовет</text:p>
          </table:table-cell>
        </table:table-row>
        <table:table-row table:style-name="ro1">
          <table:table-cell office:value-type="float" office:value="15226856000">
            <text:p>15226856000</text:p>
          </table:table-cell>
          <table:table-cell table:formula="of:=INT([.A58]/1000000)*1000000" office:value-type="float" office:value="15226000000">
            <text:p>15226000000</text:p>
          </table:table-cell>
          <table:table-cell table:formula="of:=[.A58]/1000" office:value-type="float" office:value="15226856">
            <text:p>15226856</text:p>
          </table:table-cell>
          <table:table-cell office:value-type="string">
            <text:p>Ширковский сельсовет</text:p>
          </table:table-cell>
        </table:table-row>
        <table:table-row table:style-name="ro1">
          <table:table-cell office:value-type="float" office:value="15228808000">
            <text:p>15228808000</text:p>
          </table:table-cell>
          <table:table-cell table:formula="of:=INT([.A59]/1000000)*1000000" office:value-type="float" office:value="15228000000">
            <text:p>15228000000</text:p>
          </table:table-cell>
          <table:table-cell table:formula="of:=[.A59]/1000" office:value-type="float" office:value="15228808">
            <text:p>15228808</text:p>
          </table:table-cell>
          <table:table-cell office:value-type="string">
            <text:p>Вишневский сельсовет</text:p>
          </table:table-cell>
        </table:table-row>
        <table:table-row table:style-name="ro1">
          <table:table-cell office:value-type="float" office:value="15228812000">
            <text:p>15228812000</text:p>
          </table:table-cell>
          <table:table-cell table:formula="of:=INT([.A60]/1000000)*1000000" office:value-type="float" office:value="15228000000">
            <text:p>15228000000</text:p>
          </table:table-cell>
          <table:table-cell table:formula="of:=[.A60]/1000" office:value-type="float" office:value="15228812">
            <text:p>15228812</text:p>
          </table:table-cell>
          <table:table-cell office:value-type="string">
            <text:p>Воробьевский сельсовет</text:p>
          </table:table-cell>
        </table:table-row>
        <table:table-row table:style-name="ro1">
          <table:table-cell office:value-type="float" office:value="15228816000">
            <text:p>15228816000</text:p>
          </table:table-cell>
          <table:table-cell table:formula="of:=INT([.A61]/1000000)*1000000" office:value-type="float" office:value="15228000000">
            <text:p>15228000000</text:p>
          </table:table-cell>
          <table:table-cell table:formula="of:=[.A61]/1000" office:value-type="float" office:value="15228816">
            <text:p>15228816</text:p>
          </table:table-cell>
          <table:table-cell office:value-type="string">
            <text:p>Гетманобудский сельсовет</text:p>
          </table:table-cell>
        </table:table-row>
        <table:table-row table:style-name="ro1">
          <table:table-cell office:value-type="float" office:value="15228836000">
            <text:p>15228836000</text:p>
          </table:table-cell>
          <table:table-cell table:formula="of:=INT([.A62]/1000000)*1000000" office:value-type="float" office:value="15228000000">
            <text:p>15228000000</text:p>
          </table:table-cell>
          <table:table-cell table:formula="of:=[.A62]/1000" office:value-type="float" office:value="15228836">
            <text:p>15228836</text:p>
          </table:table-cell>
          <table:table-cell office:value-type="string">
            <text:p>Куршановичский сельсовет</text:p>
          </table:table-cell>
        </table:table-row>
        <table:table-row table:style-name="ro1">
          <table:table-cell office:value-type="float" office:value="15228844000">
            <text:p>15228844000</text:p>
          </table:table-cell>
          <table:table-cell table:formula="of:=INT([.A63]/1000000)*1000000" office:value-type="float" office:value="15228000000">
            <text:p>15228000000</text:p>
          </table:table-cell>
          <table:table-cell table:formula="of:=[.A63]/1000" office:value-type="float" office:value="15228844">
            <text:p>15228844</text:p>
          </table:table-cell>
          <table:table-cell office:value-type="string">
            <text:p>Лобановский сельсовет</text:p>
          </table:table-cell>
        </table:table-row>
        <table:table-row table:style-name="ro1">
          <table:table-cell office:value-type="float" office:value="15228850000">
            <text:p>15228850000</text:p>
          </table:table-cell>
          <table:table-cell table:formula="of:=INT([.A64]/1000000)*1000000" office:value-type="float" office:value="15228000000">
            <text:p>15228000000</text:p>
          </table:table-cell>
          <table:table-cell table:formula="of:=[.A64]/1000" office:value-type="float" office:value="15228850">
            <text:p>15228850</text:p>
          </table:table-cell>
          <table:table-cell office:value-type="string">
            <text:p>Могилевецкий сельсовет</text:p>
          </table:table-cell>
        </table:table-row>
        <table:table-row table:style-name="ro1">
          <table:table-cell office:value-type="float" office:value="15228864000">
            <text:p>15228864000</text:p>
          </table:table-cell>
          <table:table-cell table:formula="of:=INT([.A65]/1000000)*1000000" office:value-type="float" office:value="15228000000">
            <text:p>15228000000</text:p>
          </table:table-cell>
          <table:table-cell table:formula="of:=[.A65]/1000" office:value-type="float" office:value="15228864">
            <text:p>15228864</text:p>
          </table:table-cell>
          <table:table-cell office:value-type="string">
            <text:p>Староюрковичский сельсовет</text:p>
          </table:table-cell>
        </table:table-row>
        <table:table-row table:style-name="ro1">
          <table:table-cell office:value-type="float" office:value="15228868000">
            <text:p>15228868000</text:p>
          </table:table-cell>
          <table:table-cell table:formula="of:=INT([.A66]/1000000)*1000000" office:value-type="float" office:value="15228000000">
            <text:p>15228000000</text:p>
          </table:table-cell>
          <table:table-cell table:formula="of:=[.A66]/1000" office:value-type="float" office:value="15228868">
            <text:p>15228868</text:p>
          </table:table-cell>
          <table:table-cell office:value-type="string">
            <text:p>Сушановский сельсовет</text:p>
          </table:table-cell>
        </table:table-row>
        <table:table-row table:style-name="ro1">
          <table:table-cell office:value-type="float" office:value="15228884000">
            <text:p>15228884000</text:p>
          </table:table-cell>
          <table:table-cell table:formula="of:=INT([.A67]/1000000)*1000000" office:value-type="float" office:value="15228000000">
            <text:p>15228000000</text:p>
          </table:table-cell>
          <table:table-cell table:formula="of:=[.A67]/1000" office:value-type="float" office:value="15228884">
            <text:p>15228884</text:p>
          </table:table-cell>
          <table:table-cell office:value-type="string">
            <text:p>Чернооковский сельсовет</text:p>
          </table:table-cell>
        </table:table-row>
        <table:table-row table:style-name="ro1">
          <table:table-cell office:value-type="float" office:value="15230828000">
            <text:p>15230828000</text:p>
          </table:table-cell>
          <table:table-cell table:formula="of:=INT([.A68]/1000000)*1000000" office:value-type="float" office:value="15230000000">
            <text:p>15230000000</text:p>
          </table:table-cell>
          <table:table-cell table:formula="of:=[.A68]/1000" office:value-type="float" office:value="15230828">
            <text:p>15230828</text:p>
          </table:table-cell>
          <table:table-cell office:value-type="string">
            <text:p>Гутокорецкий сельсовет</text:p>
          </table:table-cell>
        </table:table-row>
        <table:table-row table:style-name="ro1">
          <table:table-cell office:value-type="float" office:value="15230830000">
            <text:p>15230830000</text:p>
          </table:table-cell>
          <table:table-cell table:formula="of:=INT([.A69]/1000000)*1000000" office:value-type="float" office:value="15230000000">
            <text:p>15230000000</text:p>
          </table:table-cell>
          <table:table-cell table:formula="of:=[.A69]/1000" office:value-type="float" office:value="15230830">
            <text:p>15230830</text:p>
          </table:table-cell>
          <table:table-cell office:value-type="string">
            <text:p>Душкинский сельсовет</text:p>
          </table:table-cell>
        </table:table-row>
        <table:table-row table:style-name="ro1">
          <table:table-cell office:value-type="float" office:value="15230844000">
            <text:p>15230844000</text:p>
          </table:table-cell>
          <table:table-cell table:formula="of:=INT([.A70]/1000000)*1000000" office:value-type="float" office:value="15230000000">
            <text:p>15230000000</text:p>
          </table:table-cell>
          <table:table-cell table:formula="of:=[.A70]/1000" office:value-type="float" office:value="15230844">
            <text:p>15230844</text:p>
          </table:table-cell>
          <table:table-cell office:value-type="string">
            <text:p>Киваевский сельсовет</text:p>
          </table:table-cell>
        </table:table-row>
        <table:table-row table:style-name="ro1">
          <table:table-cell office:value-type="float" office:value="15230854000">
            <text:p>15230854000</text:p>
          </table:table-cell>
          <table:table-cell table:formula="of:=INT([.A71]/1000000)*1000000" office:value-type="float" office:value="15230000000">
            <text:p>15230000000</text:p>
          </table:table-cell>
          <table:table-cell table:formula="of:=[.A71]/1000" office:value-type="float" office:value="15230854">
            <text:p>15230854</text:p>
          </table:table-cell>
          <table:table-cell office:value-type="string">
            <text:p>Малотопальский сельсовет</text:p>
          </table:table-cell>
        </table:table-row>
        <table:table-row table:style-name="ro1">
          <table:table-cell office:value-type="float" office:value="15230856000">
            <text:p>15230856000</text:p>
          </table:table-cell>
          <table:table-cell table:formula="of:=INT([.A72]/1000000)*1000000" office:value-type="float" office:value="15230000000">
            <text:p>15230000000</text:p>
          </table:table-cell>
          <table:table-cell table:formula="of:=[.A72]/1000" office:value-type="float" office:value="15230856">
            <text:p>15230856</text:p>
          </table:table-cell>
          <table:table-cell table:style-name="ce4" office:value-type="string">
            <text:p>Мартьяновский сельсовет</text:p>
          </table:table-cell>
        </table:table-row>
        <table:table-row table:style-name="ro1">
          <table:table-cell office:value-type="float" office:value="15230860000">
            <text:p>15230860000</text:p>
          </table:table-cell>
          <table:table-cell table:formula="of:=INT([.A73]/1000000)*1000000" office:value-type="float" office:value="15230000000">
            <text:p>15230000000</text:p>
          </table:table-cell>
          <table:table-cell table:formula="of:=[.A73]/1000" office:value-type="float" office:value="15230860">
            <text:p>15230860</text:p>
          </table:table-cell>
          <table:table-cell office:value-type="string">
            <text:p>Ольховский сельсовет</text:p>
          </table:table-cell>
        </table:table-row>
        <table:table-row table:style-name="ro1">
          <table:table-cell office:value-type="float" office:value="15230864000">
            <text:p>15230864000</text:p>
          </table:table-cell>
          <table:table-cell table:formula="of:=INT([.A74]/1000000)*1000000" office:value-type="float" office:value="15230000000">
            <text:p>15230000000</text:p>
          </table:table-cell>
          <table:table-cell table:formula="of:=[.A74]/1000" office:value-type="float" office:value="15230864">
            <text:p>15230864</text:p>
          </table:table-cell>
          <table:table-cell office:value-type="string">
            <text:p>Павличский сельсовет</text:p>
          </table:table-cell>
        </table:table-row>
        <table:table-row table:style-name="ro1">
          <table:table-cell office:value-type="float" office:value="15230868000">
            <text:p>15230868000</text:p>
          </table:table-cell>
          <table:table-cell table:formula="of:=INT([.A75]/1000000)*1000000" office:value-type="float" office:value="15230000000">
            <text:p>15230000000</text:p>
          </table:table-cell>
          <table:table-cell table:formula="of:=[.A75]/1000" office:value-type="float" office:value="15230868">
            <text:p>15230868</text:p>
          </table:table-cell>
          <table:table-cell office:value-type="string">
            <text:p>Песчанский сельсовет</text:p>
          </table:table-cell>
        </table:table-row>
        <table:table-row table:style-name="ro1">
          <table:table-cell office:value-type="float" office:value="15230884000">
            <text:p>15230884000</text:p>
          </table:table-cell>
          <table:table-cell table:formula="of:=INT([.A76]/1000000)*1000000" office:value-type="float" office:value="15230000000">
            <text:p>15230000000</text:p>
          </table:table-cell>
          <table:table-cell table:formula="of:=[.A76]/1000" office:value-type="float" office:value="15230884">
            <text:p>15230884</text:p>
          </table:table-cell>
          <table:table-cell office:value-type="string">
            <text:p>Сосновский сельсовет</text:p>
          </table:table-cell>
        </table:table-row>
        <table:table-row table:style-name="ro1">
          <table:table-cell office:value-type="float" office:value="15230893000">
            <text:p>15230893000</text:p>
          </table:table-cell>
          <table:table-cell table:formula="of:=INT([.A77]/1000000)*1000000" office:value-type="float" office:value="15230000000">
            <text:p>15230000000</text:p>
          </table:table-cell>
          <table:table-cell table:formula="of:=[.A77]/1000" office:value-type="float" office:value="15230893">
            <text:p>15230893</text:p>
          </table:table-cell>
          <table:table-cell office:value-type="string">
            <text:p>Туроснянский сельсовет</text:p>
          </table:table-cell>
        </table:table-row>
        <table:table-row table:style-name="ro1">
          <table:table-cell office:value-type="float" office:value="15230896000">
            <text:p>15230896000</text:p>
          </table:table-cell>
          <table:table-cell table:formula="of:=INT([.A78]/1000000)*1000000" office:value-type="float" office:value="15230000000">
            <text:p>15230000000</text:p>
          </table:table-cell>
          <table:table-cell table:formula="of:=[.A78]/1000" office:value-type="float" office:value="15230896">
            <text:p>15230896</text:p>
          </table:table-cell>
          <table:table-cell office:value-type="string">
            <text:p>Ущерпский сельсовет</text:p>
          </table:table-cell>
        </table:table-row>
        <table:table-row table:style-name="ro1">
          <table:table-cell office:value-type="float" office:value="15232808000">
            <text:p>15232808000</text:p>
          </table:table-cell>
          <table:table-cell table:formula="of:=INT([.A79]/1000000)*1000000" office:value-type="float" office:value="15232000000">
            <text:p>15232000000</text:p>
          </table:table-cell>
          <table:table-cell table:formula="of:=[.A79]/1000" office:value-type="float" office:value="15232808">
            <text:p>15232808</text:p>
          </table:table-cell>
          <table:table-cell office:value-type="string">
            <text:p>Асовицкий сельсовет</text:p>
          </table:table-cell>
        </table:table-row>
        <table:table-row table:style-name="ro1">
          <table:table-cell office:value-type="float" office:value="15232812000">
            <text:p>15232812000</text:p>
          </table:table-cell>
          <table:table-cell table:formula="of:=INT([.A80]/1000000)*1000000" office:value-type="float" office:value="15232000000">
            <text:p>15232000000</text:p>
          </table:table-cell>
          <table:table-cell table:formula="of:=[.A80]/1000" office:value-type="float" office:value="15232812">
            <text:p>15232812</text:p>
          </table:table-cell>
          <table:table-cell office:value-type="string">
            <text:p>Бобриковский сельсовет</text:p>
          </table:table-cell>
        </table:table-row>
        <table:table-row table:style-name="ro1">
          <table:table-cell office:value-type="float" office:value="15232820000">
            <text:p>15232820000</text:p>
          </table:table-cell>
          <table:table-cell table:formula="of:=INT([.A81]/1000000)*1000000" office:value-type="float" office:value="15232000000">
            <text:p>15232000000</text:p>
          </table:table-cell>
          <table:table-cell table:formula="of:=[.A81]/1000" office:value-type="float" office:value="15232820">
            <text:p>15232820</text:p>
          </table:table-cell>
          <table:table-cell office:value-type="string">
            <text:p>Глядинский сельсовет</text:p>
          </table:table-cell>
        </table:table-row>
        <table:table-row table:style-name="ro1">
          <table:table-cell office:value-type="float" office:value="15232824000">
            <text:p>15232824000</text:p>
          </table:table-cell>
          <table:table-cell table:formula="of:=INT([.A82]/1000000)*1000000" office:value-type="float" office:value="15232000000">
            <text:p>15232000000</text:p>
          </table:table-cell>
          <table:table-cell table:formula="of:=[.A82]/1000" office:value-type="float" office:value="15232824">
            <text:p>15232824</text:p>
          </table:table-cell>
          <table:table-cell office:value-type="string">
            <text:p>Евдокимовский сельсовет</text:p>
          </table:table-cell>
        </table:table-row>
        <table:table-row table:style-name="ro1">
          <table:table-cell office:value-type="float" office:value="15232832000">
            <text:p>15232832000</text:p>
          </table:table-cell>
          <table:table-cell table:formula="of:=INT([.A83]/1000000)*1000000" office:value-type="float" office:value="15232000000">
            <text:p>15232000000</text:p>
          </table:table-cell>
          <table:table-cell table:formula="of:=[.A83]/1000" office:value-type="float" office:value="15232832">
            <text:p>15232832</text:p>
          </table:table-cell>
          <table:table-cell office:value-type="string">
            <text:p>Кокинский сельсовет</text:p>
          </table:table-cell>
        </table:table-row>
        <table:table-row table:style-name="ro1">
          <table:table-cell office:value-type="float" office:value="15232836000">
            <text:p>15232836000</text:p>
          </table:table-cell>
          <table:table-cell table:formula="of:=INT([.A84]/1000000)*1000000" office:value-type="float" office:value="15232000000">
            <text:p>15232000000</text:p>
          </table:table-cell>
          <table:table-cell table:formula="of:=[.A84]/1000" office:value-type="float" office:value="15232836">
            <text:p>15232836</text:p>
          </table:table-cell>
          <table:table-cell office:value-type="string">
            <text:p>Хлебтовский сельсовет</text:p>
          </table:table-cell>
        </table:table-row>
        <table:table-row table:style-name="ro1">
          <table:table-cell office:value-type="float" office:value="15232844000">
            <text:p>15232844000</text:p>
          </table:table-cell>
          <table:table-cell table:formula="of:=INT([.A85]/1000000)*1000000" office:value-type="float" office:value="15232000000">
            <text:p>15232000000</text:p>
          </table:table-cell>
          <table:table-cell table:formula="of:=[.A85]/1000" office:value-type="float" office:value="15232844">
            <text:p>15232844</text:p>
          </table:table-cell>
          <table:table-cell office:value-type="string">
            <text:p>Лубошевский сельсовет</text:p>
          </table:table-cell>
        </table:table-row>
        <table:table-row table:style-name="ro1">
          <table:table-cell office:value-type="float" office:value="15232848000">
            <text:p>15232848000</text:p>
          </table:table-cell>
          <table:table-cell table:formula="of:=INT([.A86]/1000000)*1000000" office:value-type="float" office:value="15232000000">
            <text:p>15232000000</text:p>
          </table:table-cell>
          <table:table-cell table:formula="of:=[.A86]/1000" office:value-type="float" office:value="15232848">
            <text:p>15232848</text:p>
          </table:table-cell>
          <table:table-cell office:value-type="string">
            <text:p>Лукинский сельсовет</text:p>
          </table:table-cell>
        </table:table-row>
        <table:table-row table:style-name="ro1">
          <table:table-cell office:value-type="float" office:value="15232852000">
            <text:p>15232852000</text:p>
          </table:table-cell>
          <table:table-cell table:formula="of:=INT([.A87]/1000000)*1000000" office:value-type="float" office:value="15232000000">
            <text:p>15232000000</text:p>
          </table:table-cell>
          <table:table-cell table:formula="of:=[.A87]/1000" office:value-type="float" office:value="15232852">
            <text:p>15232852</text:p>
          </table:table-cell>
          <table:table-cell office:value-type="string">
            <text:p>Радийщский сельсовет</text:p>
          </table:table-cell>
        </table:table-row>
        <table:table-row table:style-name="ro1">
          <table:table-cell office:value-type="float" office:value="15232856000">
            <text:p>15232856000</text:p>
          </table:table-cell>
          <table:table-cell table:formula="of:=INT([.A88]/1000000)*1000000" office:value-type="float" office:value="15232000000">
            <text:p>15232000000</text:p>
          </table:table-cell>
          <table:table-cell table:formula="of:=[.A88]/1000" office:value-type="float" office:value="15232856">
            <text:p>15232856</text:p>
          </table:table-cell>
          <table:table-cell office:value-type="string">
            <text:p>Угревищский сельсовет</text:p>
          </table:table-cell>
        </table:table-row>
        <table:table-row table:style-name="ro1">
          <table:table-cell office:value-type="float" office:value="15234804000">
            <text:p>15234804000</text:p>
          </table:table-cell>
          <table:table-cell table:formula="of:=INT([.A89]/1000000)*1000000" office:value-type="float" office:value="15234000000">
            <text:p>15234000000</text:p>
          </table:table-cell>
          <table:table-cell table:formula="of:=[.A89]/1000" office:value-type="float" office:value="15234804">
            <text:p>15234804</text:p>
          </table:table-cell>
          <table:table-cell office:value-type="string">
            <text:p>Батуровский сельсовет</text:p>
          </table:table-cell>
        </table:table-row>
        <table:table-row table:style-name="ro1">
          <table:table-cell office:value-type="float" office:value="15234808000">
            <text:p>15234808000</text:p>
          </table:table-cell>
          <table:table-cell table:formula="of:=INT([.A90]/1000000)*1000000" office:value-type="float" office:value="15234000000">
            <text:p>15234000000</text:p>
          </table:table-cell>
          <table:table-cell table:formula="of:=[.A90]/1000" office:value-type="float" office:value="15234808">
            <text:p>15234808</text:p>
          </table:table-cell>
          <table:table-cell office:value-type="string">
            <text:p>Верхличский сельсовет</text:p>
          </table:table-cell>
        </table:table-row>
        <table:table-row table:style-name="ro1">
          <table:table-cell office:value-type="float" office:value="15234816000">
            <text:p>15234816000</text:p>
          </table:table-cell>
          <table:table-cell table:formula="of:=INT([.A91]/1000000)*1000000" office:value-type="float" office:value="15234000000">
            <text:p>15234000000</text:p>
          </table:table-cell>
          <table:table-cell table:formula="of:=[.A91]/1000" office:value-type="float" office:value="15234816">
            <text:p>15234816</text:p>
          </table:table-cell>
          <table:table-cell office:value-type="string">
            <text:p>Кибирщинский сельсовет</text:p>
          </table:table-cell>
        </table:table-row>
        <table:table-row table:style-name="ro1">
          <table:table-cell office:value-type="float" office:value="15234824000">
            <text:p>15234824000</text:p>
          </table:table-cell>
          <table:table-cell table:formula="of:=INT([.A92]/1000000)*1000000" office:value-type="float" office:value="15234000000">
            <text:p>15234000000</text:p>
          </table:table-cell>
          <table:table-cell table:formula="of:=[.A92]/1000" office:value-type="float" office:value="15234824">
            <text:p>15234824</text:p>
          </table:table-cell>
          <table:table-cell office:value-type="string">
            <text:p>Кургановский сельсовет</text:p>
          </table:table-cell>
        </table:table-row>
        <table:table-row table:style-name="ro1">
          <table:table-cell office:value-type="float" office:value="15234828000">
            <text:p>15234828000</text:p>
          </table:table-cell>
          <table:table-cell table:formula="of:=INT([.A93]/1000000)*1000000" office:value-type="float" office:value="15234000000">
            <text:p>15234000000</text:p>
          </table:table-cell>
          <table:table-cell table:formula="of:=[.A93]/1000" office:value-type="float" office:value="15234828">
            <text:p>15234828</text:p>
          </table:table-cell>
          <table:table-cell office:value-type="string">
            <text:p>Летяховский сельсовет</text:p>
          </table:table-cell>
        </table:table-row>
        <table:table-row table:style-name="ro1">
          <table:table-cell office:value-type="float" office:value="15234844000">
            <text:p>15234844000</text:p>
          </table:table-cell>
          <table:table-cell table:formula="of:=INT([.A94]/1000000)*1000000" office:value-type="float" office:value="15234000000">
            <text:p>15234000000</text:p>
          </table:table-cell>
          <table:table-cell table:formula="of:=[.A94]/1000" office:value-type="float" office:value="15234844">
            <text:p>15234844</text:p>
          </table:table-cell>
          <table:table-cell office:value-type="string">
            <text:p>Медведевский сельсовет</text:p>
          </table:table-cell>
        </table:table-row>
        <table:table-row table:style-name="ro1">
          <table:table-cell office:value-type="float" office:value="15234848000">
            <text:p>15234848000</text:p>
          </table:table-cell>
          <table:table-cell table:formula="of:=INT([.A95]/1000000)*1000000" office:value-type="float" office:value="15234000000">
            <text:p>15234000000</text:p>
          </table:table-cell>
          <table:table-cell table:formula="of:=[.A95]/1000" office:value-type="float" office:value="15234848">
            <text:p>15234848</text:p>
          </table:table-cell>
          <table:table-cell office:value-type="string">
            <text:p>Морозовский сельсовет</text:p>
          </table:table-cell>
        </table:table-row>
        <table:table-row table:style-name="ro1">
          <table:table-cell office:value-type="float" office:value="15234850000">
            <text:p>15234850000</text:p>
          </table:table-cell>
          <table:table-cell table:formula="of:=INT([.A96]/1000000)*1000000" office:value-type="float" office:value="15234000000">
            <text:p>15234000000</text:p>
          </table:table-cell>
          <table:table-cell table:formula="of:=[.A96]/1000" office:value-type="float" office:value="15234850">
            <text:p>15234850</text:p>
          </table:table-cell>
          <table:table-cell office:value-type="string">
            <text:p>Палужскоруднянский сельсовет</text:p>
          </table:table-cell>
        </table:table-row>
        <table:table-row table:style-name="ro1">
          <table:table-cell office:value-type="float" office:value="15234860000">
            <text:p>15234860000</text:p>
          </table:table-cell>
          <table:table-cell table:formula="of:=INT([.A97]/1000000)*1000000" office:value-type="float" office:value="15234000000">
            <text:p>15234000000</text:p>
          </table:table-cell>
          <table:table-cell table:formula="of:=[.A97]/1000" office:value-type="float" office:value="15234860">
            <text:p>15234860</text:p>
          </table:table-cell>
          <table:table-cell office:value-type="string">
            <text:p>Селецкий сельсовет</text:p>
          </table:table-cell>
        </table:table-row>
        <table:table-row table:style-name="ro1">
          <table:table-cell office:value-type="float" office:value="15234872000">
            <text:p>15234872000</text:p>
          </table:table-cell>
          <table:table-cell table:formula="of:=INT([.A98]/1000000)*1000000" office:value-type="float" office:value="15234000000">
            <text:p>15234000000</text:p>
          </table:table-cell>
          <table:table-cell table:formula="of:=[.A98]/1000" office:value-type="float" office:value="15234872">
            <text:p>15234872</text:p>
          </table:table-cell>
          <table:table-cell office:value-type="string">
            <text:p>Увельский сельсовет</text:p>
          </table:table-cell>
        </table:table-row>
        <table:table-row table:style-name="ro1">
          <table:table-cell office:value-type="float" office:value="15234880000">
            <text:p>15234880000</text:p>
          </table:table-cell>
          <table:table-cell table:formula="of:=INT([.A99]/1000000)*1000000" office:value-type="float" office:value="15234000000">
            <text:p>15234000000</text:p>
          </table:table-cell>
          <table:table-cell table:formula="of:=[.A99]/1000" office:value-type="float" office:value="15234880">
            <text:p>15234880</text:p>
          </table:table-cell>
          <table:table-cell office:value-type="string">
            <text:p>Фошнянский сельсовет</text:p>
          </table:table-cell>
        </table:table-row>
        <table:table-row table:style-name="ro1">
          <table:table-cell office:value-type="float" office:value="15236808000">
            <text:p>15236808000</text:p>
          </table:table-cell>
          <table:table-cell table:formula="of:=INT([.A100]/1000000)*1000000" office:value-type="float" office:value="15236000000">
            <text:p>15236000000</text:p>
          </table:table-cell>
          <table:table-cell table:formula="of:=[.A100]/1000" office:value-type="float" office:value="15236808">
            <text:p>15236808</text:p>
          </table:table-cell>
          <table:table-cell office:value-type="string">
            <text:p>Бурчаковский сельсовет</text:p>
          </table:table-cell>
        </table:table-row>
        <table:table-row table:style-name="ro1">
          <table:table-cell office:value-type="float" office:value="15236810000">
            <text:p>15236810000</text:p>
          </table:table-cell>
          <table:table-cell table:formula="of:=INT([.A101]/1000000)*1000000" office:value-type="float" office:value="15236000000">
            <text:p>15236000000</text:p>
          </table:table-cell>
          <table:table-cell table:formula="of:=[.A101]/1000" office:value-type="float" office:value="15236810">
            <text:p>15236810</text:p>
          </table:table-cell>
          <table:table-cell office:value-type="string">
            <text:p>Великодубровский сельсовет</text:p>
          </table:table-cell>
        </table:table-row>
        <table:table-row table:style-name="ro1">
          <table:table-cell office:value-type="float" office:value="15236818000">
            <text:p>15236818000</text:p>
          </table:table-cell>
          <table:table-cell table:formula="of:=INT([.A102]/1000000)*1000000" office:value-type="float" office:value="15236000000">
            <text:p>15236000000</text:p>
          </table:table-cell>
          <table:table-cell table:formula="of:=[.A102]/1000" office:value-type="float" office:value="15236818">
            <text:p>15236818</text:p>
          </table:table-cell>
          <table:table-cell office:value-type="string">
            <text:p>Деременский сельсовет</text:p>
          </table:table-cell>
        </table:table-row>
        <table:table-row table:style-name="ro1">
          <table:table-cell office:value-type="float" office:value="15236819000">
            <text:p>15236819000</text:p>
          </table:table-cell>
          <table:table-cell table:formula="of:=INT([.A103]/1000000)*1000000" office:value-type="float" office:value="15236000000">
            <text:p>15236000000</text:p>
          </table:table-cell>
          <table:table-cell table:formula="of:=[.A103]/1000" office:value-type="float" office:value="15236819">
            <text:p>15236819</text:p>
          </table:table-cell>
          <table:table-cell office:value-type="string">
            <text:p>Дивовский сельсовет</text:p>
          </table:table-cell>
        </table:table-row>
        <table:table-row table:style-name="ro1">
          <table:table-cell office:value-type="float" office:value="15236824000">
            <text:p>15236824000</text:p>
          </table:table-cell>
          <table:table-cell table:formula="of:=INT([.A104]/1000000)*1000000" office:value-type="float" office:value="15236000000">
            <text:p>15236000000</text:p>
          </table:table-cell>
          <table:table-cell table:formula="of:=[.A104]/1000" office:value-type="float" office:value="15236824">
            <text:p>15236824</text:p>
          </table:table-cell>
          <table:table-cell office:value-type="string">
            <text:p>Католинский сельсовет</text:p>
          </table:table-cell>
        </table:table-row>
        <table:table-row table:style-name="ro1">
          <table:table-cell office:value-type="float" office:value="15236832000">
            <text:p>15236832000</text:p>
          </table:table-cell>
          <table:table-cell table:formula="of:=INT([.A105]/1000000)*1000000" office:value-type="float" office:value="15236000000">
            <text:p>15236000000</text:p>
          </table:table-cell>
          <table:table-cell table:formula="of:=[.A105]/1000" office:value-type="float" office:value="15236832">
            <text:p>15236832</text:p>
          </table:table-cell>
          <table:table-cell office:value-type="string">
            <text:p>Луговецкий сельсовет</text:p>
          </table:table-cell>
        </table:table-row>
        <table:table-row table:style-name="ro1">
          <table:table-cell office:value-type="float" office:value="15236840000">
            <text:p>15236840000</text:p>
          </table:table-cell>
          <table:table-cell table:formula="of:=INT([.A106]/1000000)*1000000" office:value-type="float" office:value="15236000000">
            <text:p>15236000000</text:p>
          </table:table-cell>
          <table:table-cell table:formula="of:=[.A106]/1000" office:value-type="float" office:value="15236840">
            <text:p>15236840</text:p>
          </table:table-cell>
          <table:table-cell office:value-type="string">
            <text:p>Староромановский сельсовет</text:p>
          </table:table-cell>
        </table:table-row>
        <table:table-row table:style-name="ro1">
          <table:table-cell office:value-type="float" office:value="15236844000">
            <text:p>15236844000</text:p>
          </table:table-cell>
          <table:table-cell table:formula="of:=INT([.A107]/1000000)*1000000" office:value-type="float" office:value="15236000000">
            <text:p>15236000000</text:p>
          </table:table-cell>
          <table:table-cell table:formula="of:=[.A107]/1000" office:value-type="float" office:value="15236844">
            <text:p>15236844</text:p>
          </table:table-cell>
          <table:table-cell office:value-type="string">
            <text:p>Семковский сельсовет</text:p>
          </table:table-cell>
        </table:table-row>
        <table:table-row table:style-name="ro1">
          <table:table-cell office:value-type="float" office:value="15236860000">
            <text:p>15236860000</text:p>
          </table:table-cell>
          <table:table-cell table:formula="of:=INT([.A108]/1000000)*1000000" office:value-type="float" office:value="15236000000">
            <text:p>15236000000</text:p>
          </table:table-cell>
          <table:table-cell table:formula="of:=[.A108]/1000" office:value-type="float" office:value="15236860">
            <text:p>15236860</text:p>
          </table:table-cell>
          <table:table-cell office:value-type="string">
            <text:p>Черновицкий сельсовет</text:p>
          </table:table-cell>
        </table:table-row>
        <table:table-row table:style-name="ro1">
          <table:table-cell office:value-type="float" office:value="15238812000">
            <text:p>15238812000</text:p>
          </table:table-cell>
          <table:table-cell table:formula="of:=INT([.A109]/1000000)*1000000" office:value-type="float" office:value="15238000000">
            <text:p>15238000000</text:p>
          </table:table-cell>
          <table:table-cell table:formula="of:=[.A109]/1000" office:value-type="float" office:value="15238812">
            <text:p>15238812</text:p>
          </table:table-cell>
          <table:table-cell office:value-type="string">
            <text:p>Бутерский сельсовет</text:p>
          </table:table-cell>
        </table:table-row>
        <table:table-row table:style-name="ro1">
          <table:table-cell office:value-type="float" office:value="15238824000">
            <text:p>15238824000</text:p>
          </table:table-cell>
          <table:table-cell table:formula="of:=INT([.A110]/1000000)*1000000" office:value-type="float" office:value="15238000000">
            <text:p>15238000000</text:p>
          </table:table-cell>
          <table:table-cell table:formula="of:=[.A110]/1000" office:value-type="float" office:value="15238824">
            <text:p>15238824</text:p>
          </table:table-cell>
          <table:table-cell office:value-type="string">
            <text:p>Глинненский сельсовет</text:p>
          </table:table-cell>
        </table:table-row>
        <table:table-row table:style-name="ro1">
          <table:table-cell office:value-type="float" office:value="15238828000">
            <text:p>15238828000</text:p>
          </table:table-cell>
          <table:table-cell table:formula="of:=INT([.A111]/1000000)*1000000" office:value-type="float" office:value="15238000000">
            <text:p>15238000000</text:p>
          </table:table-cell>
          <table:table-cell table:formula="of:=[.A111]/1000" office:value-type="float" office:value="15238828">
            <text:p>15238828</text:p>
          </table:table-cell>
          <table:table-cell office:value-type="string">
            <text:p>Гремяченский сельсовет</text:p>
          </table:table-cell>
        </table:table-row>
        <table:table-row table:style-name="ro1">
          <table:table-cell office:value-type="float" office:value="15238836000">
            <text:p>15238836000</text:p>
          </table:table-cell>
          <table:table-cell table:formula="of:=INT([.A112]/1000000)*1000000" office:value-type="float" office:value="15238000000">
            <text:p>15238000000</text:p>
          </table:table-cell>
          <table:table-cell table:formula="of:=[.A112]/1000" office:value-type="float" office:value="15238836">
            <text:p>15238836</text:p>
          </table:table-cell>
          <table:table-cell office:value-type="string">
            <text:p>Лесковский сельсовет</text:p>
          </table:table-cell>
        </table:table-row>
        <table:table-row table:style-name="ro1">
          <table:table-cell office:value-type="float" office:value="15238840000">
            <text:p>15238840000</text:p>
          </table:table-cell>
          <table:table-cell table:formula="of:=INT([.A113]/1000000)*1000000" office:value-type="float" office:value="15238000000">
            <text:p>15238000000</text:p>
          </table:table-cell>
          <table:table-cell table:formula="of:=[.A113]/1000" office:value-type="float" office:value="15238840">
            <text:p>15238840</text:p>
          </table:table-cell>
          <table:table-cell office:value-type="string">
            <text:p>Литовенский сельсовет</text:p>
          </table:table-cell>
        </table:table-row>
        <table:table-row table:style-name="ro1">
          <table:table-cell office:value-type="float" office:value="15238844000">
            <text:p>15238844000</text:p>
          </table:table-cell>
          <table:table-cell table:formula="of:=INT([.A114]/1000000)*1000000" office:value-type="float" office:value="15238000000">
            <text:p>15238000000</text:p>
          </table:table-cell>
          <table:table-cell table:formula="of:=[.A114]/1000" office:value-type="float" office:value="15238844">
            <text:p>15238844</text:p>
          </table:table-cell>
          <table:table-cell office:value-type="string">
            <text:p>Алексеевский сельсовет</text:p>
          </table:table-cell>
        </table:table-row>
        <table:table-row table:style-name="ro1">
          <table:table-cell office:value-type="float" office:value="15238854000">
            <text:p>15238854000</text:p>
          </table:table-cell>
          <table:table-cell table:formula="of:=INT([.A115]/1000000)*1000000" office:value-type="float" office:value="15238000000">
            <text:p>15238000000</text:p>
          </table:table-cell>
          <table:table-cell table:formula="of:=[.A115]/1000" office:value-type="float" office:value="15238854">
            <text:p>15238854</text:p>
          </table:table-cell>
          <table:table-cell office:value-type="string">
            <text:p>Рябчовский сельсовет</text:p>
          </table:table-cell>
        </table:table-row>
        <table:table-row table:style-name="ro1">
          <table:table-cell office:value-type="float" office:value="15240812000">
            <text:p>15240812000</text:p>
          </table:table-cell>
          <table:table-cell table:formula="of:=INT([.A116]/1000000)*1000000" office:value-type="float" office:value="15240000000">
            <text:p>15240000000</text:p>
          </table:table-cell>
          <table:table-cell table:formula="of:=[.A116]/1000" office:value-type="float" office:value="15240812">
            <text:p>15240812</text:p>
          </table:table-cell>
          <table:table-cell office:value-type="string">
            <text:p>Внуковичский сельсовет</text:p>
          </table:table-cell>
        </table:table-row>
        <table:table-row table:style-name="ro1">
          <table:table-cell office:value-type="float" office:value="15240836000">
            <text:p>15240836000</text:p>
          </table:table-cell>
          <table:table-cell table:formula="of:=INT([.A117]/1000000)*1000000" office:value-type="float" office:value="15240000000">
            <text:p>15240000000</text:p>
          </table:table-cell>
          <table:table-cell table:formula="of:=[.A117]/1000" office:value-type="float" office:value="15240836">
            <text:p>15240836</text:p>
          </table:table-cell>
          <table:table-cell office:value-type="string">
            <text:p>Каташинский сельсовет</text:p>
          </table:table-cell>
        </table:table-row>
        <table:table-row table:style-name="ro1">
          <table:table-cell office:value-type="float" office:value="15240840000">
            <text:p>15240840000</text:p>
          </table:table-cell>
          <table:table-cell table:formula="of:=INT([.A118]/1000000)*1000000" office:value-type="float" office:value="15240000000">
            <text:p>15240000000</text:p>
          </table:table-cell>
          <table:table-cell table:formula="of:=[.A118]/1000" office:value-type="float" office:value="15240840">
            <text:p>15240840</text:p>
          </table:table-cell>
          <table:table-cell office:value-type="string">
            <text:p>Катичский сельсовет</text:p>
          </table:table-cell>
        </table:table-row>
        <table:table-row table:style-name="ro1">
          <table:table-cell office:value-type="float" office:value="15240848000">
            <text:p>15240848000</text:p>
          </table:table-cell>
          <table:table-cell table:formula="of:=INT([.A119]/1000000)*1000000" office:value-type="float" office:value="15240000000">
            <text:p>15240000000</text:p>
          </table:table-cell>
          <table:table-cell table:formula="of:=[.A119]/1000" office:value-type="float" office:value="15240848">
            <text:p>15240848</text:p>
          </table:table-cell>
          <table:table-cell office:value-type="string">
            <text:p>Манюковский сельсовет</text:p>
          </table:table-cell>
        </table:table-row>
        <table:table-row table:style-name="ro1">
          <table:table-cell office:value-type="float" office:value="15240852000">
            <text:p>15240852000</text:p>
          </table:table-cell>
          <table:table-cell table:formula="of:=INT([.A120]/1000000)*1000000" office:value-type="float" office:value="15240000000">
            <text:p>15240000000</text:p>
          </table:table-cell>
          <table:table-cell table:formula="of:=[.A120]/1000" office:value-type="float" office:value="15240852">
            <text:p>15240852</text:p>
          </table:table-cell>
          <table:table-cell office:value-type="string">
            <text:p>Новобобовичский сельсовет</text:p>
          </table:table-cell>
        </table:table-row>
        <table:table-row table:style-name="ro1">
          <table:table-cell office:value-type="float" office:value="15240856000">
            <text:p>15240856000</text:p>
          </table:table-cell>
          <table:table-cell table:formula="of:=INT([.A121]/1000000)*1000000" office:value-type="float" office:value="15240000000">
            <text:p>15240000000</text:p>
          </table:table-cell>
          <table:table-cell table:formula="of:=[.A121]/1000" office:value-type="float" office:value="15240856">
            <text:p>15240856</text:p>
          </table:table-cell>
          <table:table-cell office:value-type="string">
            <text:p>Новоместский сельсовет</text:p>
          </table:table-cell>
        </table:table-row>
        <table:table-row table:style-name="ro1">
          <table:table-cell office:value-type="float" office:value="15240866000">
            <text:p>15240866000</text:p>
          </table:table-cell>
          <table:table-cell table:formula="of:=INT([.A122]/1000000)*1000000" office:value-type="float" office:value="15240000000">
            <text:p>15240000000</text:p>
          </table:table-cell>
          <table:table-cell table:formula="of:=[.A122]/1000" office:value-type="float" office:value="15240866">
            <text:p>15240866</text:p>
          </table:table-cell>
          <table:table-cell office:value-type="string">
            <text:p>Синеколодецкий сельсовет</text:p>
          </table:table-cell>
        </table:table-row>
        <table:table-row table:style-name="ro1">
          <table:table-cell office:value-type="float" office:value="15240868000">
            <text:p>15240868000</text:p>
          </table:table-cell>
          <table:table-cell table:formula="of:=INT([.A123]/1000000)*1000000" office:value-type="float" office:value="15240000000">
            <text:p>15240000000</text:p>
          </table:table-cell>
          <table:table-cell table:formula="of:=[.A123]/1000" office:value-type="float" office:value="15240868">
            <text:p>15240868</text:p>
          </table:table-cell>
          <table:table-cell office:value-type="string">
            <text:p>Сновский сельсовет</text:p>
          </table:table-cell>
        </table:table-row>
        <table:table-row table:style-name="ro1">
          <table:table-cell office:value-type="float" office:value="15240880000">
            <text:p>15240880000</text:p>
          </table:table-cell>
          <table:table-cell table:formula="of:=INT([.A124]/1000000)*1000000" office:value-type="float" office:value="15240000000">
            <text:p>15240000000</text:p>
          </table:table-cell>
          <table:table-cell table:formula="of:=[.A124]/1000" office:value-type="float" office:value="15240880">
            <text:p>15240880</text:p>
          </table:table-cell>
          <table:table-cell office:value-type="string">
            <text:p>Старовышковский сельсовет</text:p>
          </table:table-cell>
        </table:table-row>
        <table:table-row table:style-name="ro1">
          <table:table-cell office:value-type="float" office:value="15242804000">
            <text:p>15242804000</text:p>
          </table:table-cell>
          <table:table-cell table:formula="of:=INT([.A125]/1000000)*1000000" office:value-type="float" office:value="15242000000">
            <text:p>15242000000</text:p>
          </table:table-cell>
          <table:table-cell table:formula="of:=[.A125]/1000" office:value-type="float" office:value="15242804">
            <text:p>15242804</text:p>
          </table:table-cell>
          <table:table-cell office:value-type="string">
            <text:p>Андрейковичский сельсовет</text:p>
          </table:table-cell>
        </table:table-row>
        <table:table-row table:style-name="ro1">
          <table:table-cell office:value-type="float" office:value="15242808000">
            <text:p>15242808000</text:p>
          </table:table-cell>
          <table:table-cell table:formula="of:=INT([.A126]/1000000)*1000000" office:value-type="float" office:value="15242000000">
            <text:p>15242000000</text:p>
          </table:table-cell>
          <table:table-cell table:formula="of:=[.A126]/1000" office:value-type="float" office:value="15242808">
            <text:p>15242808</text:p>
          </table:table-cell>
          <table:table-cell office:value-type="string">
            <text:p>Березовский сельсовет</text:p>
          </table:table-cell>
        </table:table-row>
        <table:table-row table:style-name="ro1">
          <table:table-cell office:value-type="float" office:value="15242810000">
            <text:p>15242810000</text:p>
          </table:table-cell>
          <table:table-cell table:formula="of:=INT([.A127]/1000000)*1000000" office:value-type="float" office:value="15242000000">
            <text:p>15242000000</text:p>
          </table:table-cell>
          <table:table-cell table:formula="of:=[.A127]/1000" office:value-type="float" office:value="15242810">
            <text:p>15242810</text:p>
          </table:table-cell>
          <table:table-cell office:value-type="string">
            <text:p>Бобрикский сельсовет</text:p>
          </table:table-cell>
        </table:table-row>
        <table:table-row table:style-name="ro1">
          <table:table-cell office:value-type="float" office:value="15242820000">
            <text:p>15242820000</text:p>
          </table:table-cell>
          <table:table-cell table:formula="of:=INT([.A128]/1000000)*1000000" office:value-type="float" office:value="15242000000">
            <text:p>15242000000</text:p>
          </table:table-cell>
          <table:table-cell table:formula="of:=[.A128]/1000" office:value-type="float" office:value="15242820">
            <text:p>15242820</text:p>
          </table:table-cell>
          <table:table-cell office:value-type="string">
            <text:p>Василевский сельсовет</text:p>
          </table:table-cell>
        </table:table-row>
        <table:table-row table:style-name="ro1">
          <table:table-cell office:value-type="float" office:value="15242824000">
            <text:p>15242824000</text:p>
          </table:table-cell>
          <table:table-cell table:formula="of:=INT([.A129]/1000000)*1000000" office:value-type="float" office:value="15242000000">
            <text:p>15242000000</text:p>
          </table:table-cell>
          <table:table-cell table:formula="of:=[.A129]/1000" office:value-type="float" office:value="15242824">
            <text:p>15242824</text:p>
          </table:table-cell>
          <table:table-cell office:value-type="string">
            <text:p>Сопычевский сельсовет</text:p>
          </table:table-cell>
        </table:table-row>
        <table:table-row table:style-name="ro1">
          <table:table-cell office:value-type="float" office:value="15242868000">
            <text:p>15242868000</text:p>
          </table:table-cell>
          <table:table-cell table:formula="of:=INT([.A130]/1000000)*1000000" office:value-type="float" office:value="15242000000">
            <text:p>15242000000</text:p>
          </table:table-cell>
          <table:table-cell table:formula="of:=[.A130]/1000" office:value-type="float" office:value="15242868">
            <text:p>15242868</text:p>
          </table:table-cell>
          <table:table-cell office:value-type="string">
            <text:p>Чеховский сельсовет</text:p>
          </table:table-cell>
        </table:table-row>
        <table:table-row table:style-name="ro1">
          <table:table-cell office:value-type="float" office:value="15244852000">
            <text:p>15244852000</text:p>
          </table:table-cell>
          <table:table-cell table:formula="of:=INT([.A131]/1000000)*1000000" office:value-type="float" office:value="15244000000">
            <text:p>15244000000</text:p>
          </table:table-cell>
          <table:table-cell table:formula="of:=[.A131]/1000" office:value-type="float" office:value="15244852">
            <text:p>15244852</text:p>
          </table:table-cell>
          <table:table-cell office:value-type="string">
            <text:p>Краснослободский сельсовет</text:p>
          </table:table-cell>
        </table:table-row>
        <table:table-row table:style-name="ro1">
          <table:table-cell office:value-type="float" office:value="15244864000">
            <text:p>15244864000</text:p>
          </table:table-cell>
          <table:table-cell table:formula="of:=INT([.A132]/1000000)*1000000" office:value-type="float" office:value="15244000000">
            <text:p>15244000000</text:p>
          </table:table-cell>
          <table:table-cell table:formula="of:=[.A132]/1000" office:value-type="float" office:value="15244864">
            <text:p>15244864</text:p>
          </table:table-cell>
          <table:table-cell office:value-type="string">
            <text:p>Милечский сельсовет</text:p>
          </table:table-cell>
        </table:table-row>
        <table:table-row table:style-name="ro1">
          <table:table-cell office:value-type="float" office:value="15244870000">
            <text:p>15244870000</text:p>
          </table:table-cell>
          <table:table-cell table:formula="of:=INT([.A133]/1000000)*1000000" office:value-type="float" office:value="15244000000">
            <text:p>15244000000</text:p>
          </table:table-cell>
          <table:table-cell table:formula="of:=[.A133]/1000" office:value-type="float" office:value="15244870">
            <text:p>15244870</text:p>
          </table:table-cell>
          <table:table-cell office:value-type="string">
            <text:p>Папсуевский сельсовет</text:p>
          </table:table-cell>
        </table:table-row>
        <table:table-row table:style-name="ro1">
          <table:table-cell office:value-type="float" office:value="15244886000">
            <text:p>15244886000</text:p>
          </table:table-cell>
          <table:table-cell table:formula="of:=INT([.A134]/1000000)*1000000" office:value-type="float" office:value="15244000000">
            <text:p>15244000000</text:p>
          </table:table-cell>
          <table:table-cell table:formula="of:=[.A134]/1000" office:value-type="float" office:value="15244886">
            <text:p>15244886</text:p>
          </table:table-cell>
          <table:table-cell office:value-type="string">
            <text:p>Старокраснослободский сельсовет</text:p>
          </table:table-cell>
        </table:table-row>
        <table:table-row table:style-name="ro1">
          <table:table-cell office:value-type="float" office:value="15244888000">
            <text:p>15244888000</text:p>
          </table:table-cell>
          <table:table-cell table:formula="of:=INT([.A135]/1000000)*1000000" office:value-type="float" office:value="15244000000">
            <text:p>15244000000</text:p>
          </table:table-cell>
          <table:table-cell table:formula="of:=[.A135]/1000" office:value-type="float" office:value="15244888">
            <text:p>15244888</text:p>
          </table:table-cell>
          <table:table-cell office:value-type="string">
            <text:p>Супрягинский сельсовет</text:p>
          </table:table-cell>
        </table:table-row>
        <table:table-row table:style-name="ro1">
          <table:table-cell office:value-type="float" office:value="15244892000">
            <text:p>15244892000</text:p>
          </table:table-cell>
          <table:table-cell table:formula="of:=INT([.A136]/1000000)*1000000" office:value-type="float" office:value="15244000000">
            <text:p>15244000000</text:p>
          </table:table-cell>
          <table:table-cell table:formula="of:=[.A136]/1000" office:value-type="float" office:value="15244892">
            <text:p>15244892</text:p>
          </table:table-cell>
          <table:table-cell office:value-type="string">
            <text:p>Третьяковский сельсовет</text:p>
          </table:table-cell>
        </table:table-row>
        <table:table-row table:style-name="ro1">
          <table:table-cell office:value-type="float" office:value="15244894000">
            <text:p>15244894000</text:p>
          </table:table-cell>
          <table:table-cell table:formula="of:=INT([.A137]/1000000)*1000000" office:value-type="float" office:value="15244000000">
            <text:p>15244000000</text:p>
          </table:table-cell>
          <table:table-cell table:formula="of:=[.A137]/1000" office:value-type="float" office:value="15244894">
            <text:p>15244894</text:p>
          </table:table-cell>
          <table:table-cell office:value-type="string">
            <text:p>Тубольский сельсовет</text:p>
          </table:table-cell>
        </table:table-row>
        <table:table-row table:style-name="ro1">
          <table:table-cell office:value-type="float" office:value="15244896000">
            <text:p>15244896000</text:p>
          </table:table-cell>
          <table:table-cell table:formula="of:=INT([.A138]/1000000)*1000000" office:value-type="float" office:value="15244000000">
            <text:p>15244000000</text:p>
          </table:table-cell>
          <table:table-cell table:formula="of:=[.A138]/1000" office:value-type="float" office:value="15244896">
            <text:p>15244896</text:p>
          </table:table-cell>
          <table:table-cell office:value-type="string">
            <text:p>Чоповский сельсовет</text:p>
          </table:table-cell>
        </table:table-row>
        <table:table-row table:style-name="ro1">
          <table:table-cell office:value-type="float" office:value="15244898000">
            <text:p>15244898000</text:p>
          </table:table-cell>
          <table:table-cell table:formula="of:=INT([.A139]/1000000)*1000000" office:value-type="float" office:value="15244000000">
            <text:p>15244000000</text:p>
          </table:table-cell>
          <table:table-cell table:formula="of:=[.A139]/1000" office:value-type="float" office:value="15244898">
            <text:p>15244898</text:p>
          </table:table-cell>
          <table:table-cell office:value-type="string">
            <text:p>Шуморовский сельсовет</text:p>
          </table:table-cell>
        </table:table-row>
        <table:table-row table:style-name="ro1">
          <table:table-cell office:value-type="float" office:value="15246804000">
            <text:p>15246804000</text:p>
          </table:table-cell>
          <table:table-cell table:formula="of:=INT([.A140]/1000000)*1000000" office:value-type="float" office:value="15246000000">
            <text:p>15246000000</text:p>
          </table:table-cell>
          <table:table-cell table:formula="of:=[.A140]/1000" office:value-type="float" office:value="15246804">
            <text:p>15246804</text:p>
          </table:table-cell>
          <table:table-cell office:value-type="string">
            <text:p>Владимировский сельсовет</text:p>
          </table:table-cell>
        </table:table-row>
        <table:table-row table:style-name="ro1">
          <table:table-cell office:value-type="float" office:value="15246812000">
            <text:p>15246812000</text:p>
          </table:table-cell>
          <table:table-cell table:formula="of:=INT([.A141]/1000000)*1000000" office:value-type="float" office:value="15246000000">
            <text:p>15246000000</text:p>
          </table:table-cell>
          <table:table-cell table:formula="of:=[.A141]/1000" office:value-type="float" office:value="15246812">
            <text:p>15246812</text:p>
          </table:table-cell>
          <table:table-cell office:value-type="string">
            <text:p>Осовикский сельсовет</text:p>
          </table:table-cell>
        </table:table-row>
        <table:table-row table:style-name="ro1">
          <table:table-cell office:value-type="float" office:value="15246816000">
            <text:p>15246816000</text:p>
          </table:table-cell>
          <table:table-cell table:formula="of:=INT([.A142]/1000000)*1000000" office:value-type="float" office:value="15246000000">
            <text:p>15246000000</text:p>
          </table:table-cell>
          <table:table-cell table:formula="of:=[.A142]/1000" office:value-type="float" office:value="15246816">
            <text:p>15246816</text:p>
          </table:table-cell>
          <table:table-cell office:value-type="string">
            <text:p>Пацынский сельсовет</text:p>
          </table:table-cell>
        </table:table-row>
        <table:table-row table:style-name="ro1">
          <table:table-cell office:value-type="float" office:value="15246828000">
            <text:p>15246828000</text:p>
          </table:table-cell>
          <table:table-cell table:formula="of:=INT([.A143]/1000000)*1000000" office:value-type="float" office:value="15246000000">
            <text:p>15246000000</text:p>
          </table:table-cell>
          <table:table-cell table:formula="of:=[.A143]/1000" office:value-type="float" office:value="15246828">
            <text:p>15246828</text:p>
          </table:table-cell>
          <table:table-cell office:value-type="string">
            <text:p>Старохотмировский сельсовет</text:p>
          </table:table-cell>
        </table:table-row>
        <table:table-row table:style-name="ro1">
          <table:table-cell office:value-type="float" office:value="15246840000">
            <text:p>15246840000</text:p>
          </table:table-cell>
          <table:table-cell table:formula="of:=INT([.A144]/1000000)*1000000" office:value-type="float" office:value="15246000000">
            <text:p>15246000000</text:p>
          </table:table-cell>
          <table:table-cell table:formula="of:=[.A144]/1000" office:value-type="float" office:value="15246840">
            <text:p>15246840</text:p>
          </table:table-cell>
          <table:table-cell office:value-type="string">
            <text:p>Хариновский сельсовет</text:p>
          </table:table-cell>
        </table:table-row>
        <table:table-row table:style-name="ro1">
          <table:table-cell office:value-type="float" office:value="15248804000">
            <text:p>15248804000</text:p>
          </table:table-cell>
          <table:table-cell table:formula="of:=INT([.A145]/1000000)*1000000" office:value-type="float" office:value="15248000000">
            <text:p>15248000000</text:p>
          </table:table-cell>
          <table:table-cell table:formula="of:=[.A145]/1000" office:value-type="float" office:value="15248804">
            <text:p>15248804</text:p>
          </table:table-cell>
          <table:table-cell office:value-type="string">
            <text:p>Воскресеновский сельсовет</text:p>
          </table:table-cell>
        </table:table-row>
        <table:table-row table:style-name="ro1">
          <table:table-cell office:value-type="float" office:value="15248808000">
            <text:p>15248808000</text:p>
          </table:table-cell>
          <table:table-cell table:formula="of:=INT([.A146]/1000000)*1000000" office:value-type="float" office:value="15248000000">
            <text:p>15248000000</text:p>
          </table:table-cell>
          <table:table-cell table:formula="of:=[.A146]/1000" office:value-type="float" office:value="15248808">
            <text:p>15248808</text:p>
          </table:table-cell>
          <table:table-cell office:value-type="string">
            <text:p>Голышинский сельсовет</text:p>
          </table:table-cell>
        </table:table-row>
        <table:table-row table:style-name="ro1">
          <table:table-cell office:value-type="float" office:value="15248816000">
            <text:p>15248816000</text:p>
          </table:table-cell>
          <table:table-cell table:formula="of:=INT([.A147]/1000000)*1000000" office:value-type="float" office:value="15248000000">
            <text:p>15248000000</text:p>
          </table:table-cell>
          <table:table-cell table:formula="of:=[.A147]/1000" office:value-type="float" office:value="15248816">
            <text:p>15248816</text:p>
          </table:table-cell>
          <table:table-cell office:value-type="string">
            <text:p>Заульский сельсовет</text:p>
          </table:table-cell>
        </table:table-row>
        <table:table-row table:style-name="ro1">
          <table:table-cell office:value-type="float" office:value="15248824000">
            <text:p>15248824000</text:p>
          </table:table-cell>
          <table:table-cell table:formula="of:=INT([.A148]/1000000)*1000000" office:value-type="float" office:value="15248000000">
            <text:p>15248000000</text:p>
          </table:table-cell>
          <table:table-cell table:formula="of:=[.A148]/1000" office:value-type="float" office:value="15248824">
            <text:p>15248824</text:p>
          </table:table-cell>
          <table:table-cell office:value-type="string">
            <text:p>Лемешовский сельсовет</text:p>
          </table:table-cell>
        </table:table-row>
        <table:table-row table:style-name="ro1">
          <table:table-cell office:value-type="float" office:value="15248836000">
            <text:p>15248836000</text:p>
          </table:table-cell>
          <table:table-cell table:formula="of:=INT([.A149]/1000000)*1000000" office:value-type="float" office:value="15248000000">
            <text:p>15248000000</text:p>
          </table:table-cell>
          <table:table-cell table:formula="of:=[.A149]/1000" office:value-type="float" office:value="15248836">
            <text:p>15248836</text:p>
          </table:table-cell>
          <table:table-cell office:value-type="string">
            <text:p>Первомайский сельсовет</text:p>
          </table:table-cell>
        </table:table-row>
        <table:table-row table:style-name="ro1">
          <table:table-cell office:value-type="float" office:value="15248840000">
            <text:p>15248840000</text:p>
          </table:table-cell>
          <table:table-cell table:formula="of:=INT([.A150]/1000000)*1000000" office:value-type="float" office:value="15248000000">
            <text:p>15248000000</text:p>
          </table:table-cell>
          <table:table-cell table:formula="of:=[.A150]/1000" office:value-type="float" office:value="15248840">
            <text:p>15248840</text:p>
          </table:table-cell>
          <table:table-cell office:value-type="string">
            <text:p>Подывотский сельсовет</text:p>
          </table:table-cell>
        </table:table-row>
        <table:table-row table:style-name="ro1">
          <table:table-cell office:value-type="float" office:value="15248852000">
            <text:p>15248852000</text:p>
          </table:table-cell>
          <table:table-cell table:formula="of:=INT([.A151]/1000000)*1000000" office:value-type="float" office:value="15248000000">
            <text:p>15248000000</text:p>
          </table:table-cell>
          <table:table-cell table:formula="of:=[.A151]/1000" office:value-type="float" office:value="15248852">
            <text:p>15248852</text:p>
          </table:table-cell>
          <table:table-cell office:value-type="string">
            <text:p>Сенновский сельсовет</text:p>
          </table:table-cell>
        </table:table-row>
        <table:table-row table:style-name="ro1">
          <table:table-cell office:value-type="float" office:value="15248856000">
            <text:p>15248856000</text:p>
          </table:table-cell>
          <table:table-cell table:formula="of:=INT([.A152]/1000000)*1000000" office:value-type="float" office:value="15248000000">
            <text:p>15248000000</text:p>
          </table:table-cell>
          <table:table-cell table:formula="of:=[.A152]/1000" office:value-type="float" office:value="15248856">
            <text:p>15248856</text:p>
          </table:table-cell>
          <table:table-cell office:value-type="string">
            <text:p>Хинельский сельсовет</text:p>
          </table:table-cell>
        </table:table-row>
        <table:table-row table:style-name="ro1">
          <table:table-cell office:value-type="float" office:value="15248860000">
            <text:p>15248860000</text:p>
          </table:table-cell>
          <table:table-cell table:formula="of:=INT([.A153]/1000000)*1000000" office:value-type="float" office:value="15248000000">
            <text:p>15248000000</text:p>
          </table:table-cell>
          <table:table-cell table:formula="of:=[.A153]/1000" office:value-type="float" office:value="15248860">
            <text:p>15248860</text:p>
          </table:table-cell>
          <table:table-cell office:value-type="string">
            <text:p>Юшинский сельсовет</text:p>
          </table:table-cell>
        </table:table-row>
        <table:table-row table:style-name="ro1">
          <table:table-cell office:value-type="float" office:value="15250804000">
            <text:p>15250804000</text:p>
          </table:table-cell>
          <table:table-cell table:formula="of:=INT([.A154]/1000000)*1000000" office:value-type="float" office:value="15250000000">
            <text:p>15250000000</text:p>
          </table:table-cell>
          <table:table-cell table:formula="of:=[.A154]/1000" office:value-type="float" office:value="15250804">
            <text:p>15250804</text:p>
          </table:table-cell>
          <table:table-cell office:value-type="string">
            <text:p>Азаровский сельсовет</text:p>
          </table:table-cell>
        </table:table-row>
        <table:table-row table:style-name="ro1">
          <table:table-cell office:value-type="float" office:value="15250808000">
            <text:p>15250808000</text:p>
          </table:table-cell>
          <table:table-cell table:formula="of:=INT([.A155]/1000000)*1000000" office:value-type="float" office:value="15250000000">
            <text:p>15250000000</text:p>
          </table:table-cell>
          <table:table-cell table:formula="of:=[.A155]/1000" office:value-type="float" office:value="15250808">
            <text:p>15250808</text:p>
          </table:table-cell>
          <table:table-cell office:value-type="string">
            <text:p>Алейниковский сельсовет</text:p>
          </table:table-cell>
        </table:table-row>
        <table:table-row table:style-name="ro1">
          <table:table-cell office:value-type="float" office:value="15250820000">
            <text:p>15250820000</text:p>
          </table:table-cell>
          <table:table-cell table:formula="of:=INT([.A156]/1000000)*1000000" office:value-type="float" office:value="15250000000">
            <text:p>15250000000</text:p>
          </table:table-cell>
          <table:table-cell table:formula="of:=[.A156]/1000" office:value-type="float" office:value="15250820">
            <text:p>15250820</text:p>
          </table:table-cell>
          <table:table-cell office:value-type="string">
            <text:p>Дохновичский сельсовет</text:p>
          </table:table-cell>
        </table:table-row>
        <table:table-row table:style-name="ro1">
          <table:table-cell office:value-type="float" office:value="15250824000">
            <text:p>15250824000</text:p>
          </table:table-cell>
          <table:table-cell table:formula="of:=INT([.A157]/1000000)*1000000" office:value-type="float" office:value="15250000000">
            <text:p>15250000000</text:p>
          </table:table-cell>
          <table:table-cell table:formula="of:=[.A157]/1000" office:value-type="float" office:value="15250824">
            <text:p>15250824</text:p>
          </table:table-cell>
          <table:table-cell office:value-type="string">
            <text:p>Елионский сельсовет</text:p>
          </table:table-cell>
        </table:table-row>
        <table:table-row table:style-name="ro1">
          <table:table-cell office:value-type="float" office:value="15250838000">
            <text:p>15250838000</text:p>
          </table:table-cell>
          <table:table-cell table:formula="of:=INT([.A158]/1000000)*1000000" office:value-type="float" office:value="15250000000">
            <text:p>15250000000</text:p>
          </table:table-cell>
          <table:table-cell table:formula="of:=[.A158]/1000" office:value-type="float" office:value="15250838">
            <text:p>15250838</text:p>
          </table:table-cell>
          <table:table-cell office:value-type="string">
            <text:p>Картушинский сельсовет</text:p>
          </table:table-cell>
        </table:table-row>
        <table:table-row table:style-name="ro1">
          <table:table-cell office:value-type="float" office:value="15250840000">
            <text:p>15250840000</text:p>
          </table:table-cell>
          <table:table-cell table:formula="of:=INT([.A159]/1000000)*1000000" office:value-type="float" office:value="15250000000">
            <text:p>15250000000</text:p>
          </table:table-cell>
          <table:table-cell table:formula="of:=[.A159]/1000" office:value-type="float" office:value="15250840">
            <text:p>15250840</text:p>
          </table:table-cell>
          <table:table-cell office:value-type="string">
            <text:p>Ковалевский сельсовет</text:p>
          </table:table-cell>
        </table:table-row>
        <table:table-row table:style-name="ro1">
          <table:table-cell office:value-type="float" office:value="15250844000">
            <text:p>15250844000</text:p>
          </table:table-cell>
          <table:table-cell table:formula="of:=INT([.A160]/1000000)*1000000" office:value-type="float" office:value="15250000000">
            <text:p>15250000000</text:p>
          </table:table-cell>
          <table:table-cell table:formula="of:=[.A160]/1000" office:value-type="float" office:value="15250844">
            <text:p>15250844</text:p>
          </table:table-cell>
          <table:table-cell office:value-type="string">
            <text:p>Курковичский сельсовет</text:p>
          </table:table-cell>
        </table:table-row>
        <table:table-row table:style-name="ro1">
          <table:table-cell office:value-type="float" office:value="15250860000">
            <text:p>15250860000</text:p>
          </table:table-cell>
          <table:table-cell table:formula="of:=INT([.A161]/1000000)*1000000" office:value-type="float" office:value="15250000000">
            <text:p>15250000000</text:p>
          </table:table-cell>
          <table:table-cell table:formula="of:=[.A161]/1000" office:value-type="float" office:value="15250860">
            <text:p>15250860</text:p>
          </table:table-cell>
          <table:table-cell office:value-type="string">
            <text:p>Нижневский сельсовет</text:p>
          </table:table-cell>
        </table:table-row>
        <table:table-row table:style-name="ro1">
          <table:table-cell office:value-type="float" office:value="15250864000">
            <text:p>15250864000</text:p>
          </table:table-cell>
          <table:table-cell table:formula="of:=INT([.A162]/1000000)*1000000" office:value-type="float" office:value="15250000000">
            <text:p>15250000000</text:p>
          </table:table-cell>
          <table:table-cell table:formula="of:=[.A162]/1000" office:value-type="float" office:value="15250864">
            <text:p>15250864</text:p>
          </table:table-cell>
          <table:table-cell office:value-type="string">
            <text:p>Новомлынский сельсовет</text:p>
          </table:table-cell>
        </table:table-row>
        <table:table-row table:style-name="ro1">
          <table:table-cell office:value-type="float" office:value="15250868000">
            <text:p>15250868000</text:p>
          </table:table-cell>
          <table:table-cell table:formula="of:=INT([.A163]/1000000)*1000000" office:value-type="float" office:value="15250000000">
            <text:p>15250000000</text:p>
          </table:table-cell>
          <table:table-cell table:formula="of:=[.A163]/1000" office:value-type="float" office:value="15250868">
            <text:p>15250868</text:p>
          </table:table-cell>
          <table:table-cell office:value-type="string">
            <text:p>Новосельский сельсовет</text:p>
          </table:table-cell>
        </table:table-row>
        <table:table-row table:style-name="ro1">
          <table:table-cell office:value-type="float" office:value="15250880000">
            <text:p>15250880000</text:p>
          </table:table-cell>
          <table:table-cell table:formula="of:=INT([.A164]/1000000)*1000000" office:value-type="float" office:value="15250000000">
            <text:p>15250000000</text:p>
          </table:table-cell>
          <table:table-cell table:formula="of:=[.A164]/1000" office:value-type="float" office:value="15250880">
            <text:p>15250880</text:p>
          </table:table-cell>
          <table:table-cell office:value-type="string">
            <text:p>Пятовский сельсовет</text:p>
          </table:table-cell>
        </table:table-row>
        <table:table-row table:style-name="ro1">
          <table:table-cell office:value-type="float" office:value="15252808000">
            <text:p>15252808000</text:p>
          </table:table-cell>
          <table:table-cell table:formula="of:=INT([.A165]/1000000)*1000000" office:value-type="float" office:value="15252000000">
            <text:p>15252000000</text:p>
          </table:table-cell>
          <table:table-cell table:formula="of:=[.A165]/1000" office:value-type="float" office:value="15252808">
            <text:p>15252808</text:p>
          </table:table-cell>
          <table:table-cell office:value-type="string">
            <text:p>Денисовский сельсовет</text:p>
          </table:table-cell>
        </table:table-row>
        <table:table-row table:style-name="ro1">
          <table:table-cell office:value-type="float" office:value="15252812000">
            <text:p>15252812000</text:p>
          </table:table-cell>
          <table:table-cell table:formula="of:=INT([.A166]/1000000)*1000000" office:value-type="float" office:value="15252000000">
            <text:p>15252000000</text:p>
          </table:table-cell>
          <table:table-cell table:formula="of:=[.A166]/1000" office:value-type="float" office:value="15252812">
            <text:p>15252812</text:p>
          </table:table-cell>
          <table:table-cell office:value-type="string">
            <text:p>Зерновский сельсовет</text:p>
          </table:table-cell>
        </table:table-row>
        <table:table-row table:style-name="ro1">
          <table:table-cell office:value-type="float" office:value="15252816000">
            <text:p>15252816000</text:p>
          </table:table-cell>
          <table:table-cell table:formula="of:=INT([.A167]/1000000)*1000000" office:value-type="float" office:value="15252000000">
            <text:p>15252000000</text:p>
          </table:table-cell>
          <table:table-cell table:formula="of:=[.A167]/1000" office:value-type="float" office:value="15252816">
            <text:p>15252816</text:p>
          </table:table-cell>
          <table:table-cell office:value-type="string">
            <text:p>Краснослободский сельсовет</text:p>
          </table:table-cell>
        </table:table-row>
        <table:table-row table:style-name="ro1">
          <table:table-cell office:value-type="float" office:value="15252820000">
            <text:p>15252820000</text:p>
          </table:table-cell>
          <table:table-cell table:formula="of:=INT([.A168]/1000000)*1000000" office:value-type="float" office:value="15252000000">
            <text:p>15252000000</text:p>
          </table:table-cell>
          <table:table-cell table:formula="of:=[.A168]/1000" office:value-type="float" office:value="15252820">
            <text:p>15252820</text:p>
          </table:table-cell>
          <table:table-cell office:value-type="string">
            <text:p>Негинский сельсовет</text:p>
          </table:table-cell>
        </table:table-row>
        <table:table-row table:style-name="ro1">
          <table:table-cell office:value-type="float" office:value="15252832000">
            <text:p>15252832000</text:p>
          </table:table-cell>
          <table:table-cell table:formula="of:=INT([.A169]/1000000)*1000000" office:value-type="float" office:value="15252000000">
            <text:p>15252000000</text:p>
          </table:table-cell>
          <table:table-cell table:formula="of:=[.A169]/1000" office:value-type="float" office:value="15252832">
            <text:p>15252832</text:p>
          </table:table-cell>
          <table:table-cell office:value-type="string">
            <text:p>Полевоновосельский сельсовет</text:p>
          </table:table-cell>
        </table:table-row>
        <table:table-row table:style-name="ro1">
          <table:table-cell office:value-type="float" office:value="15252840000">
            <text:p>15252840000</text:p>
          </table:table-cell>
          <table:table-cell table:formula="of:=INT([.A170]/1000000)*1000000" office:value-type="float" office:value="15252000000">
            <text:p>15252000000</text:p>
          </table:table-cell>
          <table:table-cell table:formula="of:=[.A170]/1000" office:value-type="float" office:value="15252840">
            <text:p>15252840</text:p>
          </table:table-cell>
          <table:table-cell office:value-type="string">
            <text:p>Семеновский сельсовет</text:p>
          </table:table-cell>
        </table:table-row>
        <table:table-row table:style-name="ro1">
          <table:table-cell office:value-type="float" office:value="15254804000">
            <text:p>15254804000</text:p>
          </table:table-cell>
          <table:table-cell table:formula="of:=INT([.A171]/1000000)*1000000" office:value-type="float" office:value="15254000000">
            <text:p>15254000000</text:p>
          </table:table-cell>
          <table:table-cell table:formula="of:=[.A171]/1000" office:value-type="float" office:value="15254804">
            <text:p>15254804</text:p>
          </table:table-cell>
          <table:table-cell office:value-type="string">
            <text:p>Андреевский сельсовет</text:p>
          </table:table-cell>
        </table:table-row>
        <table:table-row table:style-name="ro1">
          <table:table-cell office:value-type="float" office:value="15254812000">
            <text:p>15254812000</text:p>
          </table:table-cell>
          <table:table-cell table:formula="of:=INT([.A172]/1000000)*1000000" office:value-type="float" office:value="15254000000">
            <text:p>15254000000</text:p>
          </table:table-cell>
          <table:table-cell table:formula="of:=[.A172]/1000" office:value-type="float" office:value="15254812">
            <text:p>15254812</text:p>
          </table:table-cell>
          <table:table-cell office:value-type="string">
            <text:p>Вьюковский сельсовет</text:p>
          </table:table-cell>
        </table:table-row>
        <table:table-row table:style-name="ro1">
          <table:table-cell office:value-type="float" office:value="15254816000">
            <text:p>15254816000</text:p>
          </table:table-cell>
          <table:table-cell table:formula="of:=INT([.A173]/1000000)*1000000" office:value-type="float" office:value="15254000000">
            <text:p>15254000000</text:p>
          </table:table-cell>
          <table:table-cell table:formula="of:=[.A173]/1000" office:value-type="float" office:value="15254816">
            <text:p>15254816</text:p>
          </table:table-cell>
          <table:table-cell office:value-type="string">
            <text:p>Далисичский сельсовет</text:p>
          </table:table-cell>
        </table:table-row>
        <table:table-row table:style-name="ro1">
          <table:table-cell office:value-type="float" office:value="15254824000">
            <text:p>15254824000</text:p>
          </table:table-cell>
          <table:table-cell table:formula="of:=INT([.A174]/1000000)*1000000" office:value-type="float" office:value="15254000000">
            <text:p>15254000000</text:p>
          </table:table-cell>
          <table:table-cell table:formula="of:=[.A174]/1000" office:value-type="float" office:value="15254824">
            <text:p>15254824</text:p>
          </table:table-cell>
          <table:table-cell office:value-type="string">
            <text:p>Душатинский сельсовет</text:p>
          </table:table-cell>
        </table:table-row>
        <table:table-row table:style-name="ro1">
          <table:table-cell office:value-type="float" office:value="15254836000">
            <text:p>15254836000</text:p>
          </table:table-cell>
          <table:table-cell table:formula="of:=INT([.A175]/1000000)*1000000" office:value-type="float" office:value="15254000000">
            <text:p>15254000000</text:p>
          </table:table-cell>
          <table:table-cell table:formula="of:=[.A175]/1000" office:value-type="float" office:value="15254836">
            <text:p>15254836</text:p>
          </table:table-cell>
          <table:table-cell office:value-type="string">
            <text:p>Ляличский сельсовет</text:p>
          </table:table-cell>
        </table:table-row>
        <table:table-row table:style-name="ro1">
          <table:table-cell office:value-type="float" office:value="15254844000">
            <text:p>15254844000</text:p>
          </table:table-cell>
          <table:table-cell table:formula="of:=INT([.A176]/1000000)*1000000" office:value-type="float" office:value="15254000000">
            <text:p>15254000000</text:p>
          </table:table-cell>
          <table:table-cell table:formula="of:=[.A176]/1000" office:value-type="float" office:value="15254844">
            <text:p>15254844</text:p>
          </table:table-cell>
          <table:table-cell office:value-type="string">
            <text:p>Новодроковский сельсовет</text:p>
          </table:table-cell>
        </table:table-row>
        <table:table-row table:style-name="ro1">
          <table:table-cell office:value-type="float" office:value="15254850000">
            <text:p>15254850000</text:p>
          </table:table-cell>
          <table:table-cell table:formula="of:=INT([.A177]/1000000)*1000000" office:value-type="float" office:value="15254000000">
            <text:p>15254000000</text:p>
          </table:table-cell>
          <table:table-cell table:formula="of:=[.A177]/1000" office:value-type="float" office:value="15254850">
            <text:p>15254850</text:p>
          </table:table-cell>
          <table:table-cell office:value-type="string">
            <text:p>Слищанский сельсовет</text:p>
          </table:table-cell>
        </table:table-row>
        <table:table-row table:style-name="ro1">
          <table:table-cell office:value-type="float" office:value="15254852000">
            <text:p>15254852000</text:p>
          </table:table-cell>
          <table:table-cell table:formula="of:=INT([.A178]/1000000)*1000000" office:value-type="float" office:value="15254000000">
            <text:p>15254000000</text:p>
          </table:table-cell>
          <table:table-cell table:formula="of:=[.A178]/1000" office:value-type="float" office:value="15254852">
            <text:p>15254852</text:p>
          </table:table-cell>
          <table:table-cell office:value-type="string">
            <text:p>Каменский сельсовет</text:p>
          </table:table-cell>
        </table:table-row>
        <table:table-row table:style-name="ro1">
          <table:table-cell office:value-type="float" office:value="15256802000">
            <text:p>15256802000</text:p>
          </table:table-cell>
          <table:table-cell table:formula="of:=INT([.A179]/1000000)*1000000" office:value-type="float" office:value="15256000000">
            <text:p>15256000000</text:p>
          </table:table-cell>
          <table:table-cell table:formula="of:=[.A179]/1000" office:value-type="float" office:value="15256802">
            <text:p>15256802</text:p>
          </table:table-cell>
          <table:table-cell office:value-type="string">
            <text:p>Бобовненский сельсовет</text:p>
          </table:table-cell>
        </table:table-row>
        <table:table-row table:style-name="ro1">
          <table:table-cell office:value-type="float" office:value="15256804000">
            <text:p>15256804000</text:p>
          </table:table-cell>
          <table:table-cell table:formula="of:=INT([.A180]/1000000)*1000000" office:value-type="float" office:value="15256000000">
            <text:p>15256000000</text:p>
          </table:table-cell>
          <table:table-cell table:formula="of:=[.A180]/1000" office:value-type="float" office:value="15256804">
            <text:p>15256804</text:p>
          </table:table-cell>
          <table:table-cell office:value-type="string">
            <text:p>Гнилевский сельсовет</text:p>
          </table:table-cell>
        </table:table-row>
        <table:table-row table:style-name="ro1">
          <table:table-cell office:value-type="float" office:value="15256810000">
            <text:p>15256810000</text:p>
          </table:table-cell>
          <table:table-cell table:formula="of:=INT([.A181]/1000000)*1000000" office:value-type="float" office:value="15256000000">
            <text:p>15256000000</text:p>
          </table:table-cell>
          <table:table-cell table:formula="of:=[.A181]/1000" office:value-type="float" office:value="15256810">
            <text:p>15256810</text:p>
          </table:table-cell>
          <table:table-cell office:value-type="string">
            <text:p>Котляковский сельсовет</text:p>
          </table:table-cell>
        </table:table-row>
        <table:table-row table:style-name="ro1">
          <table:table-cell office:value-type="float" office:value="15256812000">
            <text:p>15256812000</text:p>
          </table:table-cell>
          <table:table-cell table:formula="of:=INT([.A182]/1000000)*1000000" office:value-type="float" office:value="15256000000">
            <text:p>15256000000</text:p>
          </table:table-cell>
          <table:table-cell table:formula="of:=[.A182]/1000" office:value-type="float" office:value="15256812">
            <text:p>15256812</text:p>
          </table:table-cell>
          <table:table-cell office:value-type="string">
            <text:p>Любожичский сельсовет</text:p>
          </table:table-cell>
        </table:table-row>
        <table:table-row table:style-name="ro1">
          <table:table-cell office:value-type="float" office:value="15256828000">
            <text:p>15256828000</text:p>
          </table:table-cell>
          <table:table-cell table:formula="of:=INT([.A183]/1000000)*1000000" office:value-type="float" office:value="15256000000">
            <text:p>15256000000</text:p>
          </table:table-cell>
          <table:table-cell table:formula="of:=[.A183]/1000" office:value-type="float" office:value="15256828">
            <text:p>15256828</text:p>
          </table:table-cell>
          <table:table-cell office:value-type="string">
            <text:p>Плюсковский сельсовет</text:p>
          </table:table-cell>
        </table:table-row>
        <table:table-row table:style-name="ro1">
          <table:table-cell office:value-type="float" office:value="15256835000">
            <text:p>15256835000</text:p>
          </table:table-cell>
          <table:table-cell table:formula="of:=INT([.A184]/1000000)*1000000" office:value-type="float" office:value="15256000000">
            <text:p>15256000000</text:p>
          </table:table-cell>
          <table:table-cell table:formula="of:=[.A184]/1000" office:value-type="float" office:value="15256835">
            <text:p>15256835</text:p>
          </table:table-cell>
          <table:table-cell office:value-type="string">
            <text:p>Радутинский сельсовет</text:p>
          </table:table-cell>
        </table:table-row>
        <table:table-row table:style-name="ro1">
          <table:table-cell office:value-type="float" office:value="15256836000">
            <text:p>15256836000</text:p>
          </table:table-cell>
          <table:table-cell table:formula="of:=INT([.A185]/1000000)*1000000" office:value-type="float" office:value="15256000000">
            <text:p>15256000000</text:p>
          </table:table-cell>
          <table:table-cell table:formula="of:=[.A185]/1000" office:value-type="float" office:value="15256836">
            <text:p>15256836</text:p>
          </table:table-cell>
          <table:table-cell office:value-type="string">
            <text:p>Рябчовский сельсовет</text:p>
          </table:table-cell>
        </table:table-row>
        <table:table-row table:style-name="ro1">
          <table:table-cell office:value-type="float" office:value="15256838000">
            <text:p>15256838000</text:p>
          </table:table-cell>
          <table:table-cell table:formula="of:=INT([.A186]/1000000)*1000000" office:value-type="float" office:value="15256000000">
            <text:p>15256000000</text:p>
          </table:table-cell>
          <table:table-cell table:formula="of:=[.A186]/1000" office:value-type="float" office:value="15256838">
            <text:p>15256838</text:p>
          </table:table-cell>
          <table:table-cell office:value-type="string">
            <text:p>Сагутьевский сельсовет</text:p>
          </table:table-cell>
        </table:table-row>
        <table:table-row table:style-name="ro1">
          <table:table-cell office:value-type="float" office:value="15256859000">
            <text:p>15256859000</text:p>
          </table:table-cell>
          <table:table-cell table:formula="of:=INT([.A187]/1000000)*1000000" office:value-type="float" office:value="15256000000">
            <text:p>15256000000</text:p>
          </table:table-cell>
          <table:table-cell table:formula="of:=[.A187]/1000" office:value-type="float" office:value="15256859">
            <text:p>15256859</text:p>
          </table:table-cell>
          <table:table-cell office:value-type="string">
            <text:p>Ужанский сельсовет</text:p>
          </table:table-cell>
        </table:table-row>
        <table:table-row table:style-name="ro1">
          <table:table-cell office:value-type="float" office:value="15256862000">
            <text:p>15256862000</text:p>
          </table:table-cell>
          <table:table-cell table:formula="of:=INT([.A188]/1000000)*1000000" office:value-type="float" office:value="15256000000">
            <text:p>15256000000</text:p>
          </table:table-cell>
          <table:table-cell table:formula="of:=[.A188]/1000" office:value-type="float" office:value="15256862">
            <text:p>15256862</text:p>
          </table:table-cell>
          <table:table-cell office:value-type="string">
            <text:p>Филипповичский сельсовет</text:p>
          </table:table-cell>
        </table:table-row>
        <table:table-row table:style-name="ro1">
          <table:table-cell office:value-type="float" office:value="15256864000">
            <text:p>15256864000</text:p>
          </table:table-cell>
          <table:table-cell table:formula="of:=INT([.A189]/1000000)*1000000" office:value-type="float" office:value="15256000000">
            <text:p>15256000000</text:p>
          </table:table-cell>
          <table:table-cell table:formula="of:=[.A189]/1000" office:value-type="float" office:value="15256864">
            <text:p>15256864</text:p>
          </table:table-cell>
          <table:table-cell office:value-type="string">
            <text:p>Хотьяновский сельсовет</text:p>
          </table:table-cell>
        </table:table-row>
        <table:table-row table:style-name="ro1">
          <table:table-cell office:value-type="float" office:value="15258808000">
            <text:p>15258808000</text:p>
          </table:table-cell>
          <table:table-cell table:formula="of:=INT([.A190]/1000000)*1000000" office:value-type="float" office:value="15258000000">
            <text:p>15258000000</text:p>
          </table:table-cell>
          <table:table-cell table:formula="of:=[.A190]/1000" office:value-type="float" office:value="15258808">
            <text:p>15258808</text:p>
          </table:table-cell>
          <table:table-cell office:value-type="string">
            <text:p>Белийрщский сельсовет</text:p>
          </table:table-cell>
        </table:table-row>
        <table:table-row table:style-name="ro1">
          <table:table-cell office:value-type="float" office:value="15258812000">
            <text:p>15258812000</text:p>
          </table:table-cell>
          <table:table-cell table:formula="of:=INT([.A191]/1000000)*1000000" office:value-type="float" office:value="15258000000">
            <text:p>15258000000</text:p>
          </table:table-cell>
          <table:table-cell table:formula="of:=[.A191]/1000" office:value-type="float" office:value="15258812">
            <text:p>15258812</text:p>
          </table:table-cell>
          <table:table-cell office:value-type="string">
            <text:p>Брянкустичский сельсовет</text:p>
          </table:table-cell>
        </table:table-row>
        <table:table-row table:style-name="ro1">
          <table:table-cell office:value-type="float" office:value="15258820000">
            <text:p>15258820000</text:p>
          </table:table-cell>
          <table:table-cell table:formula="of:=INT([.A192]/1000000)*1000000" office:value-type="float" office:value="15258000000">
            <text:p>15258000000</text:p>
          </table:table-cell>
          <table:table-cell table:formula="of:=[.A192]/1000" office:value-type="float" office:value="15258820">
            <text:p>15258820</text:p>
          </table:table-cell>
          <table:table-cell office:value-type="string">
            <text:p>Добрикский сельсовет</text:p>
          </table:table-cell>
        </table:table-row>
        <table:table-row table:style-name="ro1">
          <table:table-cell office:value-type="float" office:value="15258822000">
            <text:p>15258822000</text:p>
          </table:table-cell>
          <table:table-cell table:formula="of:=INT([.A193]/1000000)*1000000" office:value-type="float" office:value="15258000000">
            <text:p>15258000000</text:p>
          </table:table-cell>
          <table:table-cell table:formula="of:=[.A193]/1000" office:value-type="float" office:value="15258822">
            <text:p>15258822</text:p>
          </table:table-cell>
          <table:table-cell office:value-type="string">
            <text:p>Задубенский сельсовет</text:p>
          </table:table-cell>
        </table:table-row>
        <table:table-row table:style-name="ro1">
          <table:table-cell office:value-type="float" office:value="15258832000">
            <text:p>15258832000</text:p>
          </table:table-cell>
          <table:table-cell table:formula="of:=INT([.A194]/1000000)*1000000" office:value-type="float" office:value="15258000000">
            <text:p>15258000000</text:p>
          </table:table-cell>
          <table:table-cell table:formula="of:=[.A194]/1000" office:value-type="float" office:value="15258832">
            <text:p>15258832</text:p>
          </table:table-cell>
          <table:table-cell office:value-type="string">
            <text:p>Лизогубовский сельсовет</text:p>
          </table:table-cell>
        </table:table-row>
        <table:table-row table:style-name="ro1">
          <table:table-cell office:value-type="float" office:value="15258836000">
            <text:p>15258836000</text:p>
          </table:table-cell>
          <table:table-cell table:formula="of:=INT([.A195]/1000000)*1000000" office:value-type="float" office:value="15258000000">
            <text:p>15258000000</text:p>
          </table:table-cell>
          <table:table-cell table:formula="of:=[.A195]/1000" office:value-type="float" office:value="15258836">
            <text:p>15258836</text:p>
          </table:table-cell>
          <table:table-cell office:value-type="string">
            <text:p>Лыщичский сельсовет</text:p>
          </table:table-cell>
        </table:table-row>
        <table:table-row table:style-name="ro1">
          <table:table-cell office:value-type="float" office:value="15258844000">
            <text:p>15258844000</text:p>
          </table:table-cell>
          <table:table-cell table:formula="of:=INT([.A196]/1000000)*1000000" office:value-type="float" office:value="15258000000">
            <text:p>15258000000</text:p>
          </table:table-cell>
          <table:table-cell table:formula="of:=[.A196]/1000" office:value-type="float" office:value="15258844">
            <text:p>15258844</text:p>
          </table:table-cell>
          <table:table-cell office:value-type="string">
            <text:p>Неждановский сельсовет</text:p>
          </table:table-cell>
        </table:table-row>
        <table:table-row table:style-name="ro1">
          <table:table-cell office:value-type="float" office:value="15258852000">
            <text:p>15258852000</text:p>
          </table:table-cell>
          <table:table-cell table:formula="of:=INT([.A197]/1000000)*1000000" office:value-type="float" office:value="15258000000">
            <text:p>15258000000</text:p>
          </table:table-cell>
          <table:table-cell table:formula="of:=[.A197]/1000" office:value-type="float" office:value="15258852">
            <text:p>15258852</text:p>
          </table:table-cell>
          <table:table-cell office:value-type="string">
            <text:p>Писаревский сельсовет</text:p>
          </table:table-cell>
        </table:table-row>
        <table:table-row table:style-name="ro1">
          <table:table-cell office:value-type="float" office:value="15258856000">
            <text:p>15258856000</text:p>
          </table:table-cell>
          <table:table-cell table:formula="of:=INT([.A198]/1000000)*1000000" office:value-type="float" office:value="15258000000">
            <text:p>15258000000</text:p>
          </table:table-cell>
          <table:table-cell table:formula="of:=[.A198]/1000" office:value-type="float" office:value="15258856">
            <text:p>15258856</text:p>
          </table:table-cell>
          <table:table-cell office:value-type="string">
            <text:p>Рассухский сельсовет</text:p>
          </table:table-cell>
        </table:table-row>
        <table:table-row table:style-name="ro1">
          <table:table-cell office:value-type="float" office:value="15258860000">
            <text:p>15258860000</text:p>
          </table:table-cell>
          <table:table-cell table:formula="of:=INT([.A199]/1000000)*1000000" office:value-type="float" office:value="15258000000">
            <text:p>15258000000</text:p>
          </table:table-cell>
          <table:table-cell table:formula="of:=[.A199]/1000" office:value-type="float" office:value="15258860">
            <text:p>15258860</text:p>
          </table:table-cell>
          <table:table-cell office:value-type="string">
            <text:p>Рюховский сельсовет</text:p>
          </table:table-cell>
        </table:table-row>
        <table:table-row table:style-name="ro1">
          <table:table-cell office:value-type="float" office:value="22421552000">
            <text:p>22421552000</text:p>
          </table:table-cell>
          <table:table-cell table:formula="of:=INT([.A200]/1000000)*1000000" office:value-type="float" office:value="22421000000">
            <text:p>22421000000</text:p>
          </table:table-cell>
          <table:table-cell table:formula="of:=[.A200]/1000" office:value-type="float" office:value="22421552">
            <text:p>22421552</text:p>
          </table:table-cell>
          <table:table-cell office:value-type="string">
            <text:p>рп Бабино</text:p>
          </table:table-cell>
        </table:table-row>
        <table:table-row table:style-name="ro1">
          <table:table-cell office:value-type="float" office:value="57114906000">
            <text:p>57114906000</text:p>
          </table:table-cell>
          <table:table-cell table:formula="of:=INT([.A201]/1000000)*1000000" office:value-type="float" office:value="57114000000">
            <text:p>57114000000</text:p>
          </table:table-cell>
          <table:table-cell table:formula="of:=[.A201]/1000" office:value-type="float" office:value="57114906">
            <text:p>57114906</text:p>
          </table:table-cell>
          <table:table-cell office:value-type="string">
            <text:p>Даниловский сельсовет</text:p>
          </table:table-cell>
        </table:table-row>
        <table:table-row table:style-name="ro1">
          <table:table-cell office:value-type="float" office:value="69212825000">
            <text:p>69212825000</text:p>
          </table:table-cell>
          <table:table-cell table:formula="of:=INT([.A202]/1000000)*1000000" office:value-type="float" office:value="69212000000">
            <text:p>69212000000</text:p>
          </table:table-cell>
          <table:table-cell table:formula="of:=[.A202]/1000" office:value-type="float" office:value="69212825">
            <text:p>69212825</text:p>
          </table:table-cell>
          <table:table-cell office:value-type="string">
            <text:p>Галкинский сельсовет</text:p>
          </table:table-cell>
        </table:table-row>
        <table:table-row table:style-name="ro1">
          <table:table-cell office:value-type="float" office:value="69212880000">
            <text:p>69212880000</text:p>
          </table:table-cell>
          <table:table-cell table:formula="of:=INT([.A203]/1000000)*1000000" office:value-type="float" office:value="69212000000">
            <text:p>69212000000</text:p>
          </table:table-cell>
          <table:table-cell table:formula="of:=[.A203]/1000" office:value-type="float" office:value="69212880">
            <text:p>69212880</text:p>
          </table:table-cell>
          <table:table-cell office:value-type="string">
            <text:p>хез #1</text:p>
          </table:table-cell>
        </table:table-row>
        <table:table-row table:style-name="ro1">
          <table:table-cell office:value-type="float" office:value="69216830000">
            <text:p>69216830000</text:p>
          </table:table-cell>
          <table:table-cell table:formula="of:=INT([.A204]/1000000)*1000000" office:value-type="float" office:value="69216000000">
            <text:p>69216000000</text:p>
          </table:table-cell>
          <table:table-cell table:formula="of:=[.A204]/1000" office:value-type="float" office:value="69216830">
            <text:p>69216830</text:p>
          </table:table-cell>
          <table:table-cell office:value-type="string">
            <text:p>Куролинская сельская Администрация</text:p>
          </table:table-cell>
        </table:table-row>
        <table:table-row table:style-name="ro1">
          <table:table-cell office:value-type="float" office:value="69228805000">
            <text:p>69228805000</text:p>
          </table:table-cell>
          <table:table-cell table:formula="of:=INT([.A205]/1000000)*1000000" office:value-type="float" office:value="69228000000">
            <text:p>69228000000</text:p>
          </table:table-cell>
          <table:table-cell table:formula="of:=[.A205]/1000" office:value-type="float" office:value="69228805">
            <text:p>69228805</text:p>
          </table:table-cell>
          <table:table-cell office:value-type="string">
            <text:p>Базойский сельский округ</text:p>
          </table:table-cell>
        </table:table-row>
        <table:table-row table:style-name="ro1">
          <table:table-cell office:value-type="float" office:value="69228855000">
            <text:p>69228855000</text:p>
          </table:table-cell>
          <table:table-cell table:formula="of:=INT([.A206]/1000000)*1000000" office:value-type="float" office:value="69228000000">
            <text:p>69228000000</text:p>
          </table:table-cell>
          <table:table-cell table:formula="of:=[.A206]/1000" office:value-type="float" office:value="69228855">
            <text:p>69228855</text:p>
          </table:table-cell>
          <table:table-cell office:value-type="string">
            <text:p>Осиновский сельский округ</text:p>
          </table:table-cell>
        </table:table-row>
        <table:table-row table:style-name="ro1">
          <table:table-cell office:value-type="float" office:value="69232825000">
            <text:p>69232825000</text:p>
          </table:table-cell>
          <table:table-cell table:formula="of:=INT([.A207]/1000000)*1000000" office:value-type="float" office:value="69232000000">
            <text:p>69232000000</text:p>
          </table:table-cell>
          <table:table-cell table:formula="of:=[.A207]/1000" office:value-type="float" office:value="69232825">
            <text:p>69232825</text:p>
          </table:table-cell>
          <table:table-cell office:value-type="string">
            <text:p>Короткинское сельское территориальное Управление</text:p>
          </table:table-cell>
        </table:table-row>
        <table:table-row table:style-name="ro1">
          <table:table-cell office:value-type="float" office:value="69232882000">
            <text:p>69232882000</text:p>
          </table:table-cell>
          <table:table-cell table:formula="of:=INT([.A208]/1000000)*1000000" office:value-type="float" office:value="69232000000">
            <text:p>69232000000</text:p>
          </table:table-cell>
          <table:table-cell table:formula="of:=[.A208]/1000" office:value-type="float" office:value="69232882">
            <text:p>69232882</text:p>
          </table:table-cell>
          <table:table-cell office:value-type="string">
            <text:p>Тогурское сельское территориальное Управление</text:p>
          </table:table-cell>
        </table:table-row>
        <table:table-row table:style-name="ro1">
          <table:table-cell office:value-type="float" office:value="69244835000">
            <text:p>69244835000</text:p>
          </table:table-cell>
          <table:table-cell table:formula="of:=INT([.A209]/1000000)*1000000" office:value-type="float" office:value="69244000000">
            <text:p>69244000000</text:p>
          </table:table-cell>
          <table:table-cell table:formula="of:=[.A209]/1000" office:value-type="float" office:value="69244835">
            <text:p>69244835</text:p>
          </table:table-cell>
          <table:table-cell office:value-type="string">
            <text:p>Нельмачевский сельсовет</text:p>
          </table:table-cell>
        </table:table-row>
        <table:table-row table:style-name="ro1">
          <table:table-cell office:value-type="float" office:value="69252830000">
            <text:p>69252830000</text:p>
          </table:table-cell>
          <table:table-cell table:formula="of:=INT([.A210]/1000000)*1000000" office:value-type="float" office:value="69252000000">
            <text:p>69252000000</text:p>
          </table:table-cell>
          <table:table-cell table:formula="of:=[.A210]/1000" office:value-type="float" office:value="69252830">
            <text:p>69252830</text:p>
          </table:table-cell>
          <table:table-cell office:value-type="string">
            <text:p>Краснийрский сельсовет</text:p>
          </table:table-cell>
        </table:table-row>
        <table:table-row table:style-name="ro1">
          <table:table-cell office:value-type="float" office:value="69252850000">
            <text:p>69252850000</text:p>
          </table:table-cell>
          <table:table-cell table:formula="of:=INT([.A211]/1000000)*1000000" office:value-type="float" office:value="69252000000">
            <text:p>69252000000</text:p>
          </table:table-cell>
          <table:table-cell table:formula="of:=[.A211]/1000" office:value-type="float" office:value="69252850">
            <text:p>69252850</text:p>
          </table:table-cell>
          <table:table-cell office:value-type="string">
            <text:p>Центрополигонский сельсовет</text:p>
          </table:table-cell>
        </table:table-row>
        <table:table-row table:style-name="ro1">
          <table:table-cell office:value-type="float" office:value="69252870000">
            <text:p>69252870000</text:p>
          </table:table-cell>
          <table:table-cell table:formula="of:=INT([.A212]/1000000)*1000000" office:value-type="float" office:value="69252000000">
            <text:p>69252000000</text:p>
          </table:table-cell>
          <table:table-cell table:formula="of:=[.A212]/1000" office:value-type="float" office:value="69252870">
            <text:p>69252870</text:p>
          </table:table-cell>
          <table:table-cell office:value-type="string">
            <text:p>Четский сельсовет</text:p>
          </table:table-cell>
        </table:table-row>
        <table:table-row table:style-name="ro1">
          <table:table-cell office:value-type="float" office:value="69254882000">
            <text:p>69254882000</text:p>
          </table:table-cell>
          <table:table-cell table:formula="of:=INT([.A213]/1000000)*1000000" office:value-type="float" office:value="69254000000">
            <text:p>69254000000</text:p>
          </table:table-cell>
          <table:table-cell table:formula="of:=[.A213]/1000" office:value-type="float" office:value="69254882">
            <text:p>69254882</text:p>
          </table:table-cell>
          <table:table-cell office:value-type="string">
            <text:p>хез #2</text:p>
          </table:table-cell>
        </table:table-row>
        <table:table-row table:style-name="ro1">
          <table:table-cell office:value-type="float" office:value="69254890000">
            <text:p>69254890000</text:p>
          </table:table-cell>
          <table:table-cell table:formula="of:=INT([.A214]/1000000)*1000000" office:value-type="float" office:value="69254000000">
            <text:p>69254000000</text:p>
          </table:table-cell>
          <table:table-cell table:formula="of:=[.A214]/1000" office:value-type="float" office:value="69254890">
            <text:p>69254890</text:p>
          </table:table-cell>
          <table:table-cell office:value-type="string">
            <text:p>Тимирязевский сельский округ</text:p>
          </table:table-cell>
        </table:table-row>
        <table:table-row table:style-name="ro1" table:number-rows-repeated="104836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.02.2011</text:date>, <text:time>13:12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0T11:51:58</meta:creation-date>
    <meta:generator>OpenOffice.org/3.3$Linux OpenOffice.org_project/330m20$Build-9567</meta:generator>
    <dc:date>2011-02-10T13:12:10</dc:date>
    <meta:editing-duration>PT1H20M16S</meta:editing-duration>
    <meta:editing-cycles>12</meta:editing-cycles>
    <meta:document-statistic meta:table-count="1" meta:cell-count="856" meta:object-count="0"/>
  </office:meta>
</office:document-meta>
</file>